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P2" style:family="paragraph" style:parent-style-name="Horizontal_20_Line">
      <style:paragraph-properties style:border-line-width-bottom="0.035cm 0.035cm 0.035cm" fo:padding="0cm" fo:border-left="none" fo:border-right="none" fo:border-top="none" fo:border-bottom="3pt double #808080"/>
    </style:style>
    <style:style style:name="T1" style:family="text">
      <style:text-properties fo:color="#ff3333"/>
    </style:style>
  </office:automatic-styles>
  <office:body>
    <office:text text:use-soft-page-breaks="true">
      <office:forms form:automatic-focus="false" form:apply-design-mode="false"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  <form:form form:name="tree" form:apply-filter="true" form:method="post" form:control-implementation="ooo:com.sun.star.form.component.Form" xlink:href="../../../../../../../../tools-bin/ete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<text:a xlink:type="simple" xlink:href="https://www.genome.jp/tools/clustalw/" text:style-name="Internet_20_link" text:visited-style-name="Visited_20_Internet_20_Link">CLUSTALW Result</text:a></text:h>
      <text:p text:style-name="Text_20_body">[<text:a xlink:type="simple" xlink:href="https://www.genome.jp/tools-bin/clustalw#clustalw.aln" text:style-name="Internet_20_link" text:visited-style-name="Visited_20_Internet_20_Link">clustalw.aln</text:a>][<text:a xlink:type="simple" xlink:href="https://www.genome.jp/tools-bin/clustalw#clustalw.dnd" text:style-name="Internet_20_link" text:visited-style-name="Visited_20_Internet_20_Link">clustalw.dnd</text:a>][<text:a xlink:type="simple" xlink:href="https://www.genome.jp/tools/clustalw/clustalw_readme.html" text:style-name="Internet_20_link" text:visited-style-name="Visited_20_Internet_20_Link">readme</text:a>]</text:p>
      <text:p text:style-name="Horizontal_20_Line"/>
      <text:p text:style-name="Preformatted_20_Text"/>
      <text:p text:style-name="Preformatted_20_Text"/>
      <text:p text:style-name="Preformatted_20_Text"><text:s/>CLUSTAL 2.1 Multiple Sequence Alignments</text:p>
      <text:p text:style-name="Preformatted_20_Text"/>
      <text:p text:style-name="Preformatted_20_Text"/>
      <text:p text:style-name="Preformatted_20_Text">Sequence type explicitly set to DNA</text:p>
      <text:p text:style-name="Preformatted_20_Text">Sequence format is Pearson</text:p>
      <text:p text:style-name="Preformatted_20_Text">Sequence 1: Unmasked <text:s text:c="2"/>27916 bp</text:p>
      <text:p text:style-name="Preformatted_20_Text">Sequence 2: Masked <text:s text:c="4"/>27916 bp</text:p>
      <text:p text:style-name="Preformatted_20_Text">Start of Pairwise alignments</text:p>
      <text:p text:style-name="Preformatted_20_Text">Aligning...</text:p>
      <text:p text:style-name="Preformatted_20_Text"/>
      <text:p text:style-name="Preformatted_20_Text">Sequences (1:2) Aligned. Score: <text:s/>84</text:p>
      <text:p text:style-name="Preformatted_20_Text">Guide tree file created: <text:s text:c="2"/><text:a xlink:type="simple" xlink:href="https://www.genome.jp/tools-bin/pushfile?220406164856CBOBk+clustalw.dnd" text:style-name="Internet_20_link" text:visited-style-name="Visited_20_Internet_20_Link">[clustalw.dnd]</text:a></text:p>
      <text:p text:style-name="Preformatted_20_Text"/>
      <text:p text:style-name="Preformatted_20_Text">There are 1 groups</text:p>
      <text:p text:style-name="Preformatted_20_Text">Start of Multiple Alignment</text:p>
      <text:p text:style-name="Preformatted_20_Text"/>
      <text:p text:style-name="Preformatted_20_Text">Aligning...</text:p>
      <text:p text:style-name="Preformatted_20_Text">Group 1: Sequences: <text:s text:c="2"/>2 <text:s text:c="5"/>Score:530404</text:p>
      <text:p text:style-name="Preformatted_20_Text">Alignment Score 153817</text:p>
      <text:p text:style-name="Preformatted_20_Text"/>
      <text:p text:style-name="Preformatted_20_Text">CLUSTAL-Alignment file created <text:s/><text:a xlink:type="simple" xlink:href="https://www.genome.jp/tools-bin/pushfile?220406164856CBOBk+clustalw.aln" text:style-name="Internet_20_link" text:visited-style-name="Visited_20_Internet_20_Link">[clustalw.aln]</text:a></text:p>
      <text:p text:style-name="P1"/>
      <text:p text:style-name="Horizontal_20_Line"><text:bookmark text:name="clustalw.aln"/></text:p>
      <text:p text:style-name="Preformatted_20_Text"><text:a xlink:type="simple" xlink:href="https://www.genome.jp/tools-bin/pushfile?220406164856CBOBk+clustalw.aln" text:style-name="Internet_20_link" text:visited-style-name="Visited_20_Internet_20_Link">clustalw.aln</text:a></text:p>
      <text:p text:style-name="Preformatted_20_Text"/>
      <text:p text:style-name="Preformatted_20_Text">CLUSTAL 2.1 multiple sequence alignment</text:p>
      <text:p text:style-name="Preformatted_20_Text"/>
      <text:p text:style-name="Preformatted_20_Text"/>
      <text:p text:style-name="Preformatted_20_Text">Unmasked <text:s text:c="7"/>AGCTCTTGTCACATGAATCTATAACAATTAGCCCACCACCACAAAGTAACAAGCCAGGAA</text:p>
      <text:p text:style-name="Preformatted_20_Text">Masked <text:s text:c="9"/>AGCTCTTGTCACATGAATCTATAACAATTAGCCCACCACCACAAAGTAACAAGCCAG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AAGGAGGTCTGTCAAGGTGAACAATGTTCAAGTAATTAATGGTGATATGCATGCTC</text:p>
      <text:p text:style-name="Preformatted_20_Text">Masked <text:s text:c="9"/>GAGGAAGGAGGTCTGTCAAGGTGAACAATGTTCAAGTAATTAATGGTGATATGCATG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TTAGAGAAGCTGGGTGAAGGAAGCTTTTCTTTCTTCATACTGTGTAACTGACTAAA</text:p>
      <text:p text:style-name="Preformatted_20_Text">Masked <text:s text:c="9"/>TTACTTAGAGAAGCTGGGTGAAGGAAGCTTTTCTTTCTTCATACTGTGTAACTGAC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CCTCACAGCATATGTCTTCCACCTGCCATGCTTACTCTAACCTCTCTGCAGCCATGG</text:p>
      <text:p text:style-name="Preformatted_20_Text">Masked <text:s text:c="9"/>GAGCCTCACAGCATATGTCTTCCACCTGCCATGCTTACTCTAACCTCTCTGCAG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CCTAACACTCATGAACGCTCCATAGTAGCTATGATTACTAAACATATGTTCTTTT</text:p>
      <text:p text:style-name="Preformatted_20_Text">Masked <text:s text:c="9"/>TAAATCCTAACACTCATGAACGCTCCATAGTAGCTATGATTACTAAACATATGTTCTTTT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CTTAATGCTGCCATACTTCTGTAAAGGTCTGGTAAGTATACTGCTGTGAAATATTGACG</text:p>
      <text:p text:style-name="Preformatted_20_Text">Masked <text:s text:c="9"/>CCTTAATGCTGCCATACTTCTGTAAAGGTCTGGTAAGTATACTGCTGTGAAATATTG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GTACAATGCCAGTAGCTGTTATGATAGCTATGATAGATACACGTCAGCCTGTGGCT</text:p>
      <text:p text:style-name="Preformatted_20_Text">Masked <text:s text:c="9"/>CCAGGTACAATGCCAGTAGCTGTTATGATAGCTATGATAGATACACGTCAGCCTGTG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ACAATGAGGTATCAATACTAGTTTACAGAAGTCGATGTGGCTTCACAGTACCTGC</text:p>
      <text:p text:style-name="Preformatted_20_Text">Masked <text:s text:c="9"/>TCTTAACAATGAGGTATCAATACTAGTTTACAGAAGTCGATGTGGCTTCACAG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TGAGGGCACTCTCAATGACTTGCCTGGTCATATACAGGGTGGCTCTGGGTTAATCT</text:p>
      <text:p text:style-name="Preformatted_20_Text">Masked <text:s text:c="9"/>CTACTGAGGGCACTCTCAATGACTTGCCTGGTCATATACAGGGTGGCTCTGGGTT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CAGTCACAGAACTCAGTTGATGATGACCTTGACATAACTTCAGGGGTCATTACAGT</text:p>
      <text:p text:style-name="Preformatted_20_Text">Masked <text:s text:c="9"/>CTTGCAGTCACAGAACTCAGTTGATGATGACCTTGACATAACTTCAGGGGTCATT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GCAGGAGTATTTATATGTGAGGAGAAGAGGAATCTCATTATGATAACAATTCAGTT</text:p>
      <text:p text:style-name="Preformatted_20_Text">Masked <text:s text:c="9"/>CTGGGCAGGAGTATTTATATGTGAGGAGAAGAGGAATCTCATTATGATAACAA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AGAAGTCTCACTCTTCTGGTGTTTACCTGGATCTACCATATATTATATATACAAT</text:p>
      <text:p text:style-name="Preformatted_20_Text">Masked <text:s text:c="9"/>ACTCTAGAAGTCTCACTCTTCTGGTGTTTACCTGGATCTACCATATATTATATATA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AAGCTTATCAGTAGGCATAAACTGGTGAAGTTTGAATCACTTACACAGAGTACCTTT</text:p>
      <text:p text:style-name="Preformatted_20_Text">Masked <text:s text:c="9"/>GCCAAGCTTATCAGTAGGCATAAACTGGTGAAGTTTGAATCACTTACACAGAGTAC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TACGACAAAGCTTCATGCTCTGCTGTAGCTAAAATAACAGCTTGTAGCTCCAGACT</text:p>
      <text:p text:style-name="Preformatted_20_Text">Masked <text:s text:c="9"/>AGAATACGACAAAGCTTCATGCTCTGCTGTAGCTAAAATAACAGCTTGTAGCTCCA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CTTCTTAATCATGTTAGTTTATATTCTGCCATGCCATTTCACAACAACTTTTTTTT</text:p>
      <text:p text:style-name="Preformatted_20_Text">Masked <text:s text:c="9"/>AAGACTTCTTAATCATGTTAGTTTATATTCTGCCATGCCATTTCACAACAACTTTT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CTAGACTGCATCGAATGACTTGTTTAGCTCGGATTTTTTTGCACCAACTACAGAGA</text:p>
      <text:p text:style-name="Preformatted_20_Text">Masked <text:s text:c="9"/>CTTTCTAGACTGCATCGAATGACTTGTTTAGCTCGGATTTTTTTGCACCAACTAC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CTTGGCTTAAAATCATCAGGACAGACAGGACCAGTGCAAACTAATCGACTGGACCTCT</text:p>
      <text:p text:style-name="Preformatted_20_Text">Masked <text:s text:c="9"/>GCCTTGGCTTAAAATCATCAGGACAGACAGGACCAGTGCAAACTAATCGACTGGAC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AACAAGTCCTACCACAGCCCCTCCATTGGCTGGCCTAGGTTAGTTCACAACAGATA</text:p>
      <text:p text:style-name="Preformatted_20_Text">Masked <text:s text:c="9"/>TCAAAACAAGTCCTACCACAGCCCCTCCATTGGCTGGCCTAGGTTAGTTCACAAC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AGACTGGAATAAGAGCTTGAATTTAAACCCACCATGGATGTTCTAATTACCTTTTA</text:p>
      <text:p text:style-name="Preformatted_20_Text">Masked <text:s text:c="9"/>TCTTAGACTGGAATAAGAGCTTGAATTTAAACCCACCATGGATGTTCTAATTACCT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ATGTGCAGTGCTTAATCCATATGCTGTCTGTCATAAACTATTAAATTCTGTGAATT</text:p>
      <text:p text:style-name="Preformatted_20_Text">Masked <text:s text:c="9"/>CTTAATGTGCAGTGCTTAATCCATATGCTGTCTGTCATAAACTATTAAATTCTGTGAAT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AGGGACCAAAATTCTGCATCTTCAACTAGAACAGGGCTTTTTGCTTAAACTTTGACAACA</text:p>
      <text:p text:style-name="Preformatted_20_Text">Masked <text:s text:c="9"/>AGGGACCAAAATTCTGCATCTTCAACTAGAACAGGGCTTTTTGCTTAAACTTTGA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CAGGTTGTTCCAGGATGCTAATGAAAATTGAAAAGCTAGGGTACAGCTTTTGAAAA</text:p>
      <text:p text:style-name="Preformatted_20_Text">Masked <text:s text:c="9"/>GCTCCAGGTTGTTCCAGGATGCTAATGAAAATTGAAAAGCTAGGGTACAGCTT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GGGTACCACTGCTGCAGGATCTTAGTAACTACTTACACAGAAGTAACTATCAACCT</text:p>
      <text:p text:style-name="Preformatted_20_Text">Masked <text:s text:c="9"/>GCTAGGGTACCACTGCTGCAGGATCTTAGTAACTACTTACACAGAAGTAACTATC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TGTTCTTCAAGGACTGACATGAAGTGAAGGAAAAAATACTAACTCCTTTCTCAC</text:p>
      <text:p text:style-name="Preformatted_20_Text">Masked <text:s text:c="9"/>CAGTTCTGTTCTTCAAGGACTGACATGAAGTGAAGGAAAAAATACTAACTCCTTTCT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CCCTTCCCCAATTAACATTATCTTAAGGGTAAATCAACAGATTTTTACAAGCAGC</text:p>
      <text:p text:style-name="Preformatted_20_Text">Masked <text:s text:c="9"/>CAGCTCCCTTCCCCAATTAACATTATCTTAAGGGTAAATCAACAGATTTTTACAAG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AATAATGCCTTTCTGGTATCAGCAGTGGAATTGGTACACTCATTCTTGATTTTTC</text:p>
      <text:p text:style-name="Preformatted_20_Text">Masked <text:s text:c="9"/>ACATGAATAATGCCTTTCTGGTATCAGCAGTGGAATTGGTACACTCATTCTTGA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CACTGAAGTGCTGTGTAACAACTGTATTCCCCACAGGTGGCTTGCCATCACCATGG</text:p>
      <text:p text:style-name="Preformatted_20_Text">Masked <text:s text:c="9"/>GAATCACTGAAGTGCTGTGTAACAACTGTATTCCCCACAGGTGGCTTGCCATCACCA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ACAGAGATACCTGCCTTCACCCAGGCCACATCTGTCTTTTCTGGGTCTATGATGCCT</text:p>
      <text:p text:style-name="Preformatted_20_Text">Masked <text:s text:c="9"/>AGTACAGAGATACCTGCCTTCACCCAGGCCACATCTGTCTTTTCTGGGTCTATGATG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GTCTCCAGGATTTACTCAACAACTTACCTTTGGCACTCAAGCAGTGCCAAGCTGG</text:p>
      <text:p text:style-name="Preformatted_20_Text">Masked <text:s text:c="9"/>ACCCAGTCTCCAGGATTTACTCAACAACTTACCTTTGGCACTCAAGCAGTGCCAAGC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CAGCCTGGATCTTTTGGTCCAACAGCATCTCAGTCCTCTGGTCTCTGGGCACAGCCA</text:p>
      <text:p text:style-name="Preformatted_20_Text">Masked <text:s text:c="9"/>AGCCAGCCTGGATCTTTTGGTCCAACAGCATCTCAGTCCTCTGGTCTCTGGGCACAG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AAGTTCCATCTGTTGCATGGGTACAGCCATCCAGTGCTGTAAATCCCTTCCAGAGT</text:p>
      <text:p text:style-name="Preformatted_20_Text">Masked <text:s text:c="9"/>GCACAAGTTCCATCTGTTGCATGGGTACAGCCATCCAGTGCTGTAAATCCCTTCCAG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GTTTGCACCTTCAACACTACCTGCTCAAACACAGTCTGTATTGCCCTCTGCATCA</text:p>
      <text:p text:style-name="Preformatted_20_Text">Masked <text:s text:c="9"/>AGTGTGTTTGCACCTTCAACACTACCTGCTCAAACACAGTCTGTATTGCCCTCTGC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AAGCCCACCTCAGCCACCACCTAGAACTGCACCTCAGAAGGAGCTATCCAAGAAA</text:p>
      <text:p text:style-name="Preformatted_20_Text">Masked <text:s text:c="9"/>ACAACAAGCCCACCTCAGCCACCACCTAGAACTGCACCTCAGAAGGAGCTATCC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TGACGCTTTTATTTCTCTGGATCCACTTGGTGATAGAGAGATGAAGGATGTCAAG</text:p>
      <text:p text:style-name="Preformatted_20_Text">Masked <text:s text:c="9"/>GAGAGTGACGCTTTTATTTCTCTGGATCCACTTGGTGATAGAGAGATGAAGGATGTC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TGTTCAAAGATTTCCAGCTGACAAAGCCACCTGCAGTACCAGCAAGGAGAGGAGAG</text:p>
      <text:p text:style-name="Preformatted_20_Text">Masked <text:s text:c="9"/>GAAATGTTCAAAGATTTCCAGCTGACAAAGCCACCTGCAGTACCAGCAAGGAGAGGAG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GCAAAGTCTTTCAGGTGCCTCTGGAGCTTTCAGCAATTGTTTTATTAGTAAAGTACCC</text:p>
      <text:p text:style-name="Preformatted_20_Text">Masked <text:s text:c="9"/>CAGCAAAGTCTTTCAGGTGCCTCTGGAGCTTTCAGCAATTGTTTTATTAGTAAAGT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CTCAAGGTAATACAGGTCACAGTGATGTGAAAGTTAGCAAGCTGTCCACCAAAAAG</text:p>
      <text:p text:style-name="Preformatted_20_Text">Masked <text:s text:c="9"/>ATTCCTCAAGGTAATACAGGTCACAGTGATGTGAAAGTTAGCAAGCTGTCCACCA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GGTAAAATCTTTCTTGTATTTGAATAGCTGCTCAAGTAACATGATGGCTGATCATGT</text:p>
      <text:p text:style-name="Preformatted_20_Text">Masked <text:s text:c="9"/>ACTGGTAAAATCTTTCTTGTATTTGAATAGCTGCTCAAGTAACATGATGGCTGATC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ATTTAATAGCTACAATTACACAGAATCACAGAATCGTAGGGGTTGGAAGGGACCTCC</text:p>
      <text:p text:style-name="Preformatted_20_Text">Masked <text:s text:c="9"/>CTTATTTAATAGCTACAATTANNNNNNNNNNNNNNNNNNNNNNNNNNNNNNNNNNNNNNN</text:p>
      <text:p text:style-name="Preformatted_20_Text"><text:s text:c="16"/>********************* <text:s text:c="38"/></text:p>
      <text:p text:style-name="Preformatted_20_Text"/>
      <text:p text:style-name="Preformatted_20_Text">Unmasked <text:s text:c="7"/>AGAGATCATAGAGTCCAACCCCCCTGCCAAAGCAGGTTCCCTACACCAGGTCACA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GTCCAGGCGGGTCTTGAATATCTCCAGAGAAGGAGACTTCACAACCTCCCTG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CTGTTCCAGTGCTCCGTCACCCTCACCGTAAAGAAGTTCTTGCGCACATTGGTGC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TTCCTATGCTCCAGTTTCTGGCCGTTTCCCCTTGTCCTGTCTCCACACACTGCTAA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AGTCTGGCCTCGCCACTTTGCCCCCCACACCTTAGGTATTTATAGACCTGGATCA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CTCTCAGTCTTCTTTTCTCAAGGCTGAACAGACCCAGTTCACTTAGCCTTTCTT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GGAGATGCTCTGGGCCCTTCACCATCTTTGTGGCACTCCGCTGGACTCTTTCCAA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CCCTGTCTTTTTTGTACTGGGGAGCCCAGAACTGGACACAGTACTCCAGATGAG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ACCAGGGCAGAGTAGAGGGGGAGGGTCACCTCCCTCGGCCTGCTGGCCACGCTCT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TGCAGCCCAGAATGCCATTGGCCTTTTTGGCCACAAGGGCACACTGCTGGCTCA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AACCTGTTGTCCACCAGGACACCCAGGTCCCTCTCTGCAGAGCTCCTCTCCAGCAGG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CCCAACCTGTACTGCTGCATGCAATTATTCCTCCCTAGGTGCAAGACTCTAC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TTTTGTTAAACCTCATCTGGTTTCTTACTGCCCAGCTCTCCAGCCTGTCCAGGTCT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AATGGCAGCACAGCCTTCAGGCATGTCAGCCAATCCTCCCAACTATTACGATTATA</text:p>
      <text:p text:style-name="Preformatted_20_Text">Masked <text:s text:c="9"/>NNNNNNNNNNNNNNNNNNNNNNNNNNNNNNNNNNNNNNNNNNNNNNNNATTACGATTATA</text:p>
      <text:p text:style-name="Preformatted_20_Text"><text:s text:c="64"/>************</text:p>
      <text:p text:style-name="Preformatted_20_Text"/>
      <text:p text:style-name="Preformatted_20_Text">Unmasked <text:s text:c="7"/>CTTATTACAATTATACTGATTGTTTTATTTACTTTAAAGTTCTTAAACAGAGGATTGAAG</text:p>
      <text:p text:style-name="Preformatted_20_Text">Masked <text:s text:c="9"/>CTTATTACAATTATACTGATTGTTTTATTTACTTTAAAGTTCTTAAACAGAGGATT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TTTCCCCTAGAAGTATTACATAGACCATTGTCAGTGGCCAAACACTGTCGCATCT</text:p>
      <text:p text:style-name="Preformatted_20_Text">Masked <text:s text:c="9"/>GACTGTTTCCCCTAGAAGTATTACATAGACCATTGTCAGTGGCCAAACACTGTCGC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CCTAGACTGGACTGAGGTAGACTAGGTCTGTTCAGTGTTAGAAGACCCAGCTAGCT</text:p>
      <text:p text:style-name="Preformatted_20_Text">Masked <text:s text:c="9"/>AGTGCCTAGACTGGACTGAGGTAGACTAGGTCTGTTCAGTGTTAGAAGACCCAGC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CTATTGAGGAATAGGCAGGAGGTAAAACTGAGCAAAGCAAAGCAATTTGCATGCT</text:p>
      <text:p text:style-name="Preformatted_20_Text">Masked <text:s text:c="9"/>TATGTCTATTGAGGAATAGGCAGGAGGTAAAACTGAGCAAAGCAAAGCAATTTGCATGCN</text:p>
      <text:p text:style-name="Preformatted_20_Text"><text:s text:c="16"/>*********************************************************** </text:p>
      <text:p text:style-name="Preformatted_20_Text"/>
      <text:p text:style-name="Preformatted_20_Text">Unmasked <text:s text:c="7"/>TTTTTTGATTTATCTTTTATTTTGTTTGTTTTGGTTGGTTTTTTTTTTTTTACATCTAAT</text:p>
      <text:p text:style-name="Preformatted_20_Text">Masked <text:s text:c="9"/>NNNNNNNNNNNNNNNNNNNNNNNNNNNNNNNNNNNNNNNNNNNNNNNNNNNACATCTAAT</text:p>
      <text:p text:style-name="Preformatted_20_Text"><text:s text:c="67"/>*********</text:p>
      <text:p text:style-name="Preformatted_20_Text"/>
      <text:p text:style-name="Preformatted_20_Text">Unmasked <text:s text:c="7"/>TGGATGAGCTTTAAGGTCAGTATGCTGATAGGGCTGAGTACATGTAAAAGCTGTTTAGTG</text:p>
      <text:p text:style-name="Preformatted_20_Text">Masked <text:s text:c="9"/>TGGATGAGCTTTAAGGTCAGTATGCTGATAGGGCTGAGTACATGTAAAAGCTGTTT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GCAGTATGTCTCCTTTTCCTAGAACCACTGAAGCCTGTTCCCAGACAAAGTGCAC</text:p>
      <text:p text:style-name="Preformatted_20_Text">Masked <text:s text:c="9"/>ATATAGCAGTATGTCTCCTTTTCCTAGAACCACTGAAGCCTGTTCCCAGACAAAGT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CAATTGATGGCCTGTTTGAAAGTCAACCTAAACTAGACCTTTTCAGTGCCTCCTCTG</text:p>
      <text:p text:style-name="Preformatted_20_Text">Masked <text:s text:c="9"/>TACCAATTGATGGCCTGTTTGAAAGTCAACCTAAACTAGACCTTTTCAGTGCCTCCT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TAACAAATGTTTTCTCTATGCCTATTTCTGCACCCCACCAACAGGAATTCTGTGTT</text:p>
      <text:p text:style-name="Preformatted_20_Text">Masked <text:s text:c="9"/>TAAGTAACAAATGTTTTCTCTATGCCTATTTCTGCACCCCACCAACAGGAATTCT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CAGTGGCTTTAGAGGCCATGGAAGAAAACTTCTTGCATACTTGATATAACAAAACA</text:p>
      <text:p text:style-name="Preformatted_20_Text">Masked <text:s text:c="9"/>AATGCAGTGGCTTTAGAGGCCATGGAAGAAAACTTCTTGCATACTTGATATAAC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TTGCAAGAAGGCTAATAAAGCATTATTCCATTTGGCTGAAGTCCATAACCAGTGCC</text:p>
      <text:p text:style-name="Preformatted_20_Text">Masked <text:s text:c="9"/>CTTCTTGCAAGAAGGCTAATAAAGCATTATTCCATTTGGCTGAAGTCCATAACCAGTG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CCAAGCTGTAAAGCCTCTCTGCAAGTACCTGGGGGGAGTTTCTACAGAGGACTATAAAGT</text:p>
      <text:p text:style-name="Preformatted_20_Text">Masked <text:s text:c="9"/>CCAAGCTGTAAAGCCTCTCTGCAAGTACCTGGGGGGAGTTTCTACAGAGGACTATA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GAGGTGAAGTGGAAGACTTCTGCAGCTATGCTTACTTTCCTGCAGAGTAGACAGAG</text:p>
      <text:p text:style-name="Preformatted_20_Text">Masked <text:s text:c="9"/>AATGGAGGTGAAGTGGAAGACTTCTGCAGCTATGCTTACTTTCCTGCAGAGTAGA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GTTGACTGTGCAGGTCTTTTGCTGAACAAATGGGAGGATCGCATGTCCAGTATCCT</text:p>
      <text:p text:style-name="Preformatted_20_Text">Masked <text:s text:c="9"/>CAGTGTTGACTGTGCAGGTCTTTTGCTGAACAAATGGGAGGATCGCATGTCCAGTAT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GGGGAGGAAGTGGCCCAACCACATCACTCCATCTGGGACATGACACTTGGAGTCCC</text:p>
      <text:p text:style-name="Preformatted_20_Text">Masked <text:s text:c="9"/>CTTGGGGGAGGAAGTGGCCCAACCACATCACTCCATCTGGGACATGACACTTGGAGT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GAAAACCTGGATCACCTCCAGAATGCTGACTTAAAACATCTAACATTTGGCTAA</text:p>
      <text:p text:style-name="Preformatted_20_Text">Masked <text:s text:c="9"/>TGGTGGGAAAACCTGGATCACCTCCAGAATGCTGACTTAAAACATCTAACATTTG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TTCATCATGAATGCACTAACTCGGCTCCAAATACACATGGCTTTTCTAAAGGAT</text:p>
      <text:p text:style-name="Preformatted_20_Text">Masked <text:s text:c="9"/>TCAGATTTCATCATGAATGCACTAACTCGGCTCCAAATACACATGGCTTTTCTAAA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TTACCTCAAACTAATGTGAGTACTAACACAGCTTTAGATCTCCTTTTACGTCCCTTA</text:p>
      <text:p text:style-name="Preformatted_20_Text">Masked <text:s text:c="9"/>ACCTTACCTCAAACTAATGTGAGTACTAACACAGCTTTAGATCTCCTTTTACGTCC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AGGCAGCTCATACCTGTTTAACCGGTGCTCTTCAGTATTCTTTCCAGAAAGAGTC</text:p>
      <text:p text:style-name="Preformatted_20_Text">Masked <text:s text:c="9"/>AAGCAAGGCAGCTCATACCTGTTTAACCGGTGCTCTTCAGTATTCTTTCCAGAAAG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ATCAAAACCAGCTGAAATAACCATGAAGAATAAAACCTGAAAAATCTTTAATGACT</text:p>
      <text:p text:style-name="Preformatted_20_Text">Masked <text:s text:c="9"/>TGGAATCAAAACCAGCTGAAATAACCATGAAGAATAAAACCTGAAAAATCTTTAATG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ATTTATTACTTTTCTTGGCAGGAATCTCAGAAACAACCTTCTGGCCCATTTGGTGG</text:p>
      <text:p text:style-name="Preformatted_20_Text">Masked <text:s text:c="9"/>AATGATTTATTACTTTTCTTGGCAGGAATCTCAGAAACAACCTTCTGGCCCATTTG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TCTGGCAACCCTTTTGCATAGACCAGGTAATATTTACTCTATTGAGACAAACTACT</text:p>
      <text:p text:style-name="Preformatted_20_Text">Masked <text:s text:c="9"/>TCCTTCTGGCAACCCTTTTGCATAGACCAGGTAATATTTACTCTATTGAGACAAA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GCTCTGAAACTGTTTTCAACTAGCTTTTTGCCAACAGTTTTCCTGAATCAACTACA</text:p>
      <text:p text:style-name="Preformatted_20_Text">Masked <text:s text:c="9"/>TCATGCTCTGAAACTGTTTTCAACTAGCTTTTTGCCAACAGTTTTCCTGAATCAAC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TAACTTTATTGCTCCTCTGAAGTACTGCTTGCTGTACTCTAGAAGCATTCTTCT</text:p>
      <text:p text:style-name="Preformatted_20_Text">Masked <text:s text:c="9"/>CTGGCTTAACTTTATTGCTCCTCTGAAGTACTGCTTGCTGTACTCTAGAAGCATTC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ACCTCTGCTTGGAGCTGTACGTGCTGTCTGCCTAAGCCTAACTAGTGTCACTTTCT</text:p>
      <text:p text:style-name="Preformatted_20_Text">Masked <text:s text:c="9"/>AAGGACCTCTGCTTGGAGCTGTACGTGCTGTCTGCCTAAGCCTAACTAGTGTCAC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ATAAAGATTTTCTTCATGGTCTTAAATCTCAAAGCCATAATAGATGTCTACTACC</text:p>
      <text:p text:style-name="Preformatted_20_Text">Masked <text:s text:c="9"/>TAGCAATAAAGATTTTCTTCATGGTCTTAAATCTCAAAGCCATAATAGATGTCTACTACC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TCTTTGAGGAAAGTTAATCAGTGTGCCAAGTCTGTGGGGCATGTTTTCAGGAGAATGT</text:p>
      <text:p text:style-name="Preformatted_20_Text">Masked <text:s text:c="9"/>TTTCTTTGAGGAAAGTTAATCAGTGTGCCAAGTCTGTGGGGCATGTTTTCAGGAGA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CAGAAAGCCCAGTGCAGCTCTCTGAAGTATTATTGGATTATAACCTGGGTAAATTAA</text:p>
      <text:p text:style-name="Preformatted_20_Text">Masked <text:s text:c="9"/>TAGCAGAAAGCCCAGTGCAGCTCTCTGAAGTATTATTGGATTATAACCTGGGTAAA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ATAACAAGCTAAGAGCTGTTATGAGATCTTTTGTCATGGGTAACAAATTAATTCGT</text:p>
      <text:p text:style-name="Preformatted_20_Text">Masked <text:s text:c="9"/>AGTGATAACAAGCTAAGAGCTGTTATGAGATCTTTTGTCATGGGTAACAAATTAATTC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CTCTTATCACTGGCTAAAGAACATGAACTGTCAGATGTGTGACAGAGGAATAGATTT</text:p>
      <text:p text:style-name="Preformatted_20_Text">Masked <text:s text:c="9"/>GCTCTCTTATCACTGGCTAAAGAACATGAACTGTCAGATGTGTGACAGAGGAATAG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AATTTAAATCATGGAAACATTAAGGTTAGAAAAGACCTCTAAGATCATCTAGTCTAA</text:p>
      <text:p text:style-name="Preformatted_20_Text">Masked <text:s text:c="9"/>GCTAATTTANNNNNNNNNNNNNNNNNNNNNNNNNNNNNNNNNNNNNNNNNNNNNNNNNNN</text:p>
      <text:p text:style-name="Preformatted_20_Text"><text:s text:c="16"/>********* <text:s text:c="50"/></text:p>
      <text:p text:style-name="Preformatted_20_Text"/>
      <text:p text:style-name="Preformatted_20_Text">Unmasked <text:s text:c="7"/>ATGTGAGCCCACTAAACTATATCCTTAAGTGCCACATATACACATTTTTCAGATCTTCCC</text:p>
      <text:p text:style-name="Preformatted_20_Text">Masked <text:s text:c="9"/>NNNNNNNNNNNNNNNNNNNNNNNNNNNNNNNNNNNNNNNNNNNNNNNNNNNNNNNNNNNC</text:p>
      <text:p text:style-name="Preformatted_20_Text"><text:s text:c="75"/>*</text:p>
      <text:p text:style-name="Preformatted_20_Text"/>
      <text:p text:style-name="Preformatted_20_Text">Unmasked <text:s text:c="7"/>ATGAAGTACTGTCTGTCTTCGAACAGAAGACAAGTATTGCTATTTATTGCTTTACCTTTG</text:p>
      <text:p text:style-name="Preformatted_20_Text">Masked <text:s text:c="9"/>ATGAAGTACTGTCTGTCTTCGAACAGAAGACAAGTATTGCTATTTATTGCTTTACC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TAGTGTCTACAAGCTAGTTTAAACTATGAAGCTATAACTTCAAGTCATCCTAACCT</text:p>
      <text:p text:style-name="Preformatted_20_Text">Masked <text:s text:c="9"/>CTCTTAGTGTCTACAAGCTAGTTTAAACTATGAAGCTATAACTTCAAGTCATCCTAAC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CTCTTTTCAGTATACTAGGCATAACCAGGAAAGGACAAATGGAATAACTGGACCTC</text:p>
      <text:p text:style-name="Preformatted_20_Text">Masked <text:s text:c="9"/>TAAACTCTTTTCAGTATACTAGGCATAACCAGGAAAGGACAAATGGAATAACTGGA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AACATCAATTTTCTACTTATTTCATTTTTGTCTGCCACTCTTGCTGCCGTTCCAT</text:p>
      <text:p text:style-name="Preformatted_20_Text">Masked <text:s text:c="9"/>TTTTCAACATCAATTTTCTACTTATTTCATTTTTGTCTGCCACTCTTGCTGCCGTTC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GTCATCTAAAACATGTCCAGGTGGATTGAAATACAAACACTGAAGAACATGCTGT</text:p>
      <text:p text:style-name="Preformatted_20_Text">Masked <text:s text:c="9"/>GATGTGTCATCTAAAACATGTCCAGGTGGATTGAAATACAAACACTGAAGAACATG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GATAGTGATTCAGGGCAAATGGAAACTTAGACTCAACCTGGAGACCCAAACTCAAAT</text:p>
      <text:p text:style-name="Preformatted_20_Text">Masked <text:s text:c="9"/>GAAGATAGTGATTCAGGGCAAATGGAAACTTAGACTCAACCTGGAGACCCAAACTC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GGATGTTAATTTTACTTTAGGCTTTACAGTCATTTGTGGAAGAGCTTAGCAACACT</text:p>
      <text:p text:style-name="Preformatted_20_Text">Masked <text:s text:c="9"/>TGGTGGATGTTAATTTTACTTTAGGCTTTACAGTCATTTGTGGAAGAGCTTAGCAA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CATGTGTTTTATAAAATGCAGTCACCTCAATTTCTCTTTATTGTAGCACTTACTGT</text:p>
      <text:p text:style-name="Preformatted_20_Text">Masked <text:s text:c="9"/>AAGTCATGTGTTTTATAAAATGCAGTCACCTCAATTTCTCTTTATTGTAGCACT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GAAACATGGGAATTGAATGTACCTAGGGAAGAAATGCTGCCTTAACATAAGGGAATT</text:p>
      <text:p text:style-name="Preformatted_20_Text">Masked <text:s text:c="9"/>CCTGAAACATGGGAATTGAATGTACCTAGGGAAGAAATGCTGCCTTAACATAAGGGAA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GAATTAGTAGCTAGACTCCACACTTTAAACAACTAGGTCAGTTGTATGTTTACACAGTAT</text:p>
      <text:p text:style-name="Preformatted_20_Text">Masked <text:s text:c="9"/>GAATTAGTAGCTAGACTCCACACTTTAAACAACTAGGTCAGTTGTATGTTTACACA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CCAGTTGTAAAGTTATGTGGATATTACATGCTTCTAATTGGTGAATGAACATATGAC</text:p>
      <text:p text:style-name="Preformatted_20_Text">Masked <text:s text:c="9"/>CAACCAGTTGTAAAGTTATGTGGATATTACATGCTTCTAATTGGTGAATGAACAT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CTCTAAGCCATAAAGATTGTATGGAACTAGGAGGGAGGGGGGGCGACGCATCCAA</text:p>
      <text:p text:style-name="Preformatted_20_Text">Masked <text:s text:c="9"/>TTGGTCTCTAAGCCATAAAGATTGTATGGAACTAGGAGGGAGGGGGGGCGACGCATC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ACTTGTTCACTTAACTAATGGTAGAATTAGCATTCTGCCATAAACATATAATAAAGG</text:p>
      <text:p text:style-name="Preformatted_20_Text">Masked <text:s text:c="9"/>TACACTTGTTCACTTAACTAATGGTAGAATTAGCATTCTGCCATAAACATATAAT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AACTGTAGGGTCTTCAACAGAGCTGCTGGGGTCCTGAGCAATAGGGGTCTACTGTA</text:p>
      <text:p text:style-name="Preformatted_20_Text">Masked <text:s text:c="9"/>GACTAACTGTAGGGTCTTCAACAGAGCTGCTGGGGTCCTGAGCAATAGGGGTCTAC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TCAAATAAGCTGAAACACTTCTTGAAGGACATTGAGGTATTCATGGACACTAACTGT</text:p>
      <text:p text:style-name="Preformatted_20_Text">Masked <text:s text:c="9"/>GGGTCAAATAAGCTGAAACACTTCTTGAAGGACATTGAGGTATTCATGGACACTA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TGGTGCTAATATAGCTATTTCAGGGAGGCAAATCTATAAAGATTACCTTTCTTTA</text:p>
      <text:p text:style-name="Preformatted_20_Text">Masked <text:s text:c="9"/>TGTATTGGTGCTAATATAGCTATTTCAGGGAGGCAAATCTATAAAGATTACCTTTC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GGTGGCTTGGCAGACAAATGAAACAAGCAGATAGGTCAGACATGGTGTAGTATGAC</text:p>
      <text:p text:style-name="Preformatted_20_Text">Masked <text:s text:c="9"/>TCAAGGTGGCTTGGCAGACAAATGAAACAAGCAGATAGGTCAGACATGGTGTAGTA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CCAGTGTGTTAGAAAGCAAAAAGACAATCGTTGCTTTACTCTATGCCTTGATTC</text:p>
      <text:p text:style-name="Preformatted_20_Text">Masked <text:s text:c="9"/>ATTATTCCAGTGTGTTAGAAAGCAAAAAGACAATCGTTGCTTTACTCTATGCCTTG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GTGAACAGATGTACCATCTCCATGCCATTAATGTGAGGCATAATCTCTTAAACAGTG</text:p>
      <text:p text:style-name="Preformatted_20_Text">Masked <text:s text:c="9"/>CTTGTGAACAGATGTACCATCTCCATGCCATTAATGTGAGGCATAATCTCTTAAAC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TTTCCAAAAAAAACCCCTCTTTACTAACAGACCTTTAAATCAGAAATCAGTCAGATG</text:p>
      <text:p text:style-name="Preformatted_20_Text">Masked <text:s text:c="9"/>CCTTTTCCAAAAAAAACCCCTCTTTACTAACAGACCTTTAAATCAGAAATCAGTCA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ACTAGTTGTAACACATTGTCAATGGGGATAGCTGATATCTGAGTGTTTTTTTTTT</text:p>
      <text:p text:style-name="Preformatted_20_Text">Masked <text:s text:c="9"/>TTACAACTAGTTGTAACACATTGTCAATGGGGATAGCTGATATCTGAGTGNNNNNNNNNN</text:p>
      <text:p text:style-name="Preformatted_20_Text"><text:s text:c="16"/>************************************************** <text:s text:c="9"/></text:p>
      <text:p text:style-name="Preformatted_20_Text"/>
      <text:p text:style-name="Preformatted_20_Text">Unmasked <text:s text:c="7"/>TTTTTTTCTGTTAATACTAAGTATAAACTTGAAATAGTGTTGTTAAATCAAATGCCTAAG</text:p>
      <text:p text:style-name="Preformatted_20_Text">Masked <text:s text:c="9"/>NNNNNNNCTGTTAATACTAAGTATAAACTTGAAATAGTGTTGTTAAATCAAATGCCTAAG</text:p>
      <text:p text:style-name="Preformatted_20_Text"><text:s text:c="23"/>*****************************************************</text:p>
      <text:p text:style-name="Preformatted_20_Text"/>
      <text:p text:style-name="Preformatted_20_Text">Unmasked <text:s text:c="7"/>CAGTTGCTGAACTGGAGATCTAAGAAAATCGACTTGAAGACAGCCTTAGTACTCAATTCA</text:p>
      <text:p text:style-name="Preformatted_20_Text">Masked <text:s text:c="9"/>CAGTTGCTGAACTGGAGATCTAAGAAAATCGACTTGAAGACAGCCTTAGTACTCAAT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TCATGCAATTATATAAACCTTTCTTGCACTTTCTGTAATGCAAAAAAGCTATGAA</text:p>
      <text:p text:style-name="Preformatted_20_Text"><text:soft-page-break/>Masked <text:s text:c="9"/>GCAGGTCATGCAATTATATAAACCTTTCTTGCACTTTCTGTAATGCAAAAAAGCT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AATATTTGTCTCAAACTGGAAATGTAGAAACTTCTGGATATTACACTGCTATATAA</text:p>
      <text:p text:style-name="Preformatted_20_Text">Masked <text:s text:c="9"/>TTTAAATATTTGTCTCAAACTGGAAATGTAGAAACTTCTGGATATTACACTGCTAT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AGTATCTCAAGTGATGTTACCTAATGACATTAAAAACAAGCAACTCTCATAGCA</text:p>
      <text:p text:style-name="Preformatted_20_Text">Masked <text:s text:c="9"/>AACTGTAGTATCTCAAGTGATGTTACCTAATGACATTAAAAACAAGCAACTCTCAT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ACATCTGTGTGGCTGTGTTGGTTTTGTCCTTATAAATCAATCTTTTGGTCTAATT</text:p>
      <text:p text:style-name="Preformatted_20_Text">Masked <text:s text:c="9"/>AACAAACATCTGTGTGGCTGTGTTGGTTTTGTCCTTATAAATCAATCTTTTGGTCT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TTTATGATTTTTGGTGCTGGCTAAGAATTTTTTGTGTCTCAGGTTCCTAACATAGCT</text:p>
      <text:p text:style-name="Preformatted_20_Text">Masked <text:s text:c="9"/>GATTTTATGATTTTTGGTGCTGGCTAAGAATTTTTTGTGTCTCAGGTTCCTAACAT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GACAGCATGCTCTTAAGTCTTTATGTAGCACCTTGTGTCTCAGGCCTGTTCGACAC</text:p>
      <text:p text:style-name="Preformatted_20_Text">Masked <text:s text:c="9"/>GTTTGACAGCATGCTCTTAAGTCTTTATGTAGCACCTTGTGTCTCAGGCCTGTTCG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TTGCTCTTCAGTAAGTTCTCAGCTGATTTAAGAAAAGTGTTTCCTGCTACTAATGTG</text:p>
      <text:p text:style-name="Preformatted_20_Text">Masked <text:s text:c="9"/>AAGTTGCTCTTCAGTAAGTTCTCAGCTGATTTAAGAAAAGTGTTTCCTGCTACTAA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GCCGAAAATAAATAAATGGGAAATTTTCTATGTTAGGTAGCTGTCAGCCATAATTT</text:p>
      <text:p text:style-name="Preformatted_20_Text">Masked <text:s text:c="9"/>GATGGCCGAAAATAAATAAATGGGAAATTTTCTATGTTAGGTAGCTGTCAGCCATA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TGAATAATTTGGAGTAAGTTCTTGCTTACTTAGATCATTTGTTATTGCCATCGATG</text:p>
      <text:p text:style-name="Preformatted_20_Text">Masked <text:s text:c="9"/>TTGCTGAATAATTTGGAGTAAGTTCTTGCTTACTTAGATCATTTGTTATTGCCATC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GTAGTTTGAAAAATGCTTATTTGGAAGGCAGTTCATTTCCATATTGAAGTATAGAC</text:p>
      <text:p text:style-name="Preformatted_20_Text">Masked <text:s text:c="9"/>ATTAGTAGTTTGAAAAATGCTTATTTGGAAGGCAGTTCATTTCCATATTGAAGTATA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CAAAGAATCACTTTTGGCTGCAAGGAAATGTGATTTAGTATTTTAGATTAGATAGTA</text:p>
      <text:p text:style-name="Preformatted_20_Text">Masked <text:s text:c="9"/>CTTCAAAGAATCACTTTTGGCTGCAAGGAAATGTGATTTAGTATTTTAGATTAGA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CGAACTTAAAAAATAAAAATTCTATTCTTTAGTGCTTAAGTGAAGGGCTACACTTT</text:p>
      <text:p text:style-name="Preformatted_20_Text">Masked <text:s text:c="9"/>TCTCCGAACTTAAAAAATAAAAATTCTATTCTTTAGTGCTTAAGTGAAGGGCTAC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ACACAATACATTTGAAATCAGCAAATAATCATTTAGGAGCTTTTCAAGCTAAAAT</text:p>
      <text:p text:style-name="Preformatted_20_Text">Masked <text:s text:c="9"/>TAAATACACAATACATTTGAAATCAGCAAATAATCATTTAGGAGCTTTTCAAGCT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GCCCTATGATGCTGGAGATTGACAATAGCTGTCAAGATCAACAAATTATAAAATA</text:p>
      <text:p text:style-name="Preformatted_20_Text">Masked <text:s text:c="9"/>TAATAGCCCTATGATGCTGGAGATTGACAATAGCTGTCAAGNNNNNNNNNNNNNNNNNNN</text:p>
      <text:p text:style-name="Preformatted_20_Text"><text:s text:c="16"/>***************************************** <text:s text:c="18"/></text:p>
      <text:p text:style-name="Preformatted_20_Text"/>
      <text:p text:style-name="Preformatted_20_Text">Unmasked <text:s text:c="7"/>GCTCGGGTTGGAAGGGACCTGTTGTGGGTAGGGTTGCCACCCACCAGATCAGGCTGC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CCTGGCCTTGAACATCTCCAGGGATGGTGCATCCATTGCTCTCTGGGCAGCCTGTGC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GCCTCACCACCCTCTGTATAAAGAATTTCCACCTAACATAAATCTCACTTATTTT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AAAGACATTCTCCCTTTTACTATCACTATCAGACCATGTAAAAAGTTGGCTTCCT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TTATAAGCTCCCTTTAAATACTGGAAGGCTGCAAAGAGGTCTCCCCGGAGCCTT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TCTCCAGACTGAACAACACCAGCTTCCTCTGCATTTATTCATAGCAGAAATGCTCC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CCTCTGAGGATCCTCAAGGCCTCCTCTGAACCTGCTCCAAAAGCTCCACATCTTGTTGA</text:p>
      <text:p text:style-name="Preformatted_20_Text">Masked <text:s text:c="9"/>NNNNNNNNNNNNNNNNNNNNNNNNNNNNNNNNNNNNNNNNNNNNNNNNNNNNNNNGTTGA</text:p>
      <text:p text:style-name="Preformatted_20_Text"><text:s text:c="71"/>*****</text:p>
      <text:p text:style-name="Preformatted_20_Text"/>
      <text:p text:style-name="Preformatted_20_Text">Unmasked <text:s text:c="7"/>TGACTCTTCGCTGGTTAGAAGGACCTCTTAGAGACTGGTCGAAGATGCTTGCTGGTCGGT</text:p>
      <text:p text:style-name="Preformatted_20_Text">Masked <text:s text:c="9"/>TGACTCTTCGCTGGTTAGAAGGACCTCTTAGAGACTGGTCGAAGATGCTTGCTGGTC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CTGAGTTTAAATGGCCATTTATTCTGACTTTCTGTCTTAAAGAACCATCATCTGTGT</text:p>
      <text:p text:style-name="Preformatted_20_Text">Masked <text:s text:c="9"/>TAACTGAGTTTAAATGGCCATTTATTCTGACTTTCTGTCTTAAAGAACCATCATCT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TATATATAGCGTTAGCTGAAGCAGGTATAAAAAAAACAGTACAATATTACAAGCGTC</text:p>
      <text:p text:style-name="Preformatted_20_Text">Masked <text:s text:c="9"/>TGGTATATATAGCGTTAGCTGAAGCAGGTATAAAAAAAACAGTACAATATTACAAGC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CATATTCTTGCTAAACAAATGAGTTTTATGCAAATGGGACTTATCACATTGGA</text:p>
      <text:p text:style-name="Preformatted_20_Text">Masked <text:s text:c="9"/>TGTGTCTCATATTCTTGCTAAACAAATGAGTTTTATGCAAATGGGACTTATCACAT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TGCTGTGTAAAATTTGTTCCTAGAGATGAAATCATCACAAATCAAGGATCGGATAG</text:p>
      <text:p text:style-name="Preformatted_20_Text">Masked <text:s text:c="9"/>TTATTGCTGTGTAAAATTTGTTCCTAGAGATGAAATCATCACAAATCAAGGATCG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AAAAAAAACCAAAAAACTGTCTGCCTTATTCCACCCCTCCAAAAAAAGGGGAACA</text:p>
      <text:p text:style-name="Preformatted_20_Text">Masked <text:s text:c="9"/>GAAAAAAAAAAAACCAAAAAACTGTCTGCCTTATTCCACCCCTCCAAAAAAAGGGG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ATAGAAGCAAATTTCCCGATTGTGCATCATAGTGTAGAATATTTTTAGAATAGATT</text:p>
      <text:p text:style-name="Preformatted_20_Text">Masked <text:s text:c="9"/>AAAAATAGAAGCAAATTTCCCGATTGTGCATCATAGTGTAGAATATTTTTAGAATAG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AAAGACTGAGTTCAAATACTTAAGTAATATTTAACTGCTAAACAGCAGGTCATTAT</text:p>
      <text:p text:style-name="Preformatted_20_Text">Masked <text:s text:c="9"/>ATATAAAGACTGAGTTCAAATACTTAAGTAATATTTAACTGCTAAACAGCAGGTCA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TTATTTCTGTCTTGGGATTGTGCACAACACATGGTATTTTAAATTCTTAGATCTGGG</text:p>
      <text:p text:style-name="Preformatted_20_Text">Masked <text:s text:c="9"/>GAGTTATTTCTGTCTTGGGATTGTGCACAACACATGGTATTTTAAATTCTTAGATCTGGG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TGCAACAAACTTCTGAATAAGAATGAACTTGTAGAGAGGCTGGGGGTTGGGCTTTGGTG</text:p>
      <text:p text:style-name="Preformatted_20_Text">Masked <text:s text:c="9"/>TTGCAACAAACTTCTGAATAAGAATGAACTTGTAGAGAGGCTGGGGGTTGGGCTTT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GAGACTTGAAAAGGCTTCAAAACAAAAAAAGTACCGCTCTTCTATATTAATTAGAAG</text:p>
      <text:p text:style-name="Preformatted_20_Text">Masked <text:s text:c="9"/>ACAGAGACTTGAAAAGGCTTCAAAACAAAAAAAGTACCGCTCTTCTATATTAATT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AAGGAATGTTAGTACTTTATTCTTCCAGTGCTCCACATGAGGATCTCAAAGATGT</text:p>
      <text:p text:style-name="Preformatted_20_Text">Masked <text:s text:c="9"/>AGAGGAAGGAATGTTAGTACTTTATTCTTCCAGTGCTCCACATGAGGATCTCAAAGA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GTAACATCCTCAGCCAAGGATCCATTTACTGCAGGCCCTAGCTTAGGGTCAAGAG</text:p>
      <text:p text:style-name="Preformatted_20_Text">Masked <text:s text:c="9"/>TAAAAGTAACATCCTCAGCCAAGGATCCATTTACTGCAGGCCCTAGCTTAGGGTCA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TCTGGGGAAAGAGTTGTTTAGGGGCAATAGAAGGGTAGTGGGACTGTGTGATATAGA</text:p>
      <text:p text:style-name="Preformatted_20_Text">Masked <text:s text:c="9"/>GCTTCTGGGGAAAGAGTTGTTTAGGGGCAATAGAAGGGTAGTGGGACTGTGTG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GCACTGCAGCAGCTGCTCAAAGTGTTTACTACTAGTATATGTGACAGTGGAAGGTAT</text:p>
      <text:p text:style-name="Preformatted_20_Text">Masked <text:s text:c="9"/>TAGGCACTGCAGCAGCTGCTCAAAGTGTTTACTACTAGTATATGTGACAGTGGAAGG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GCATCAGAGCCAGGCAGGGTAAGCTGAGAATAAAAAGGGTTGTCAAACAACCCTGTG</text:p>
      <text:p text:style-name="Preformatted_20_Text">Masked <text:s text:c="9"/>GAGGCATCAGAGCCAGGCAGGGTAAGCTGAGAATAAAAAGGGTTGTCAAACAACC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CTGAACTATTGAAGATTCAATGGTTAGAAACAGACATATGTCAATTTAGTATCTCA</text:p>
      <text:p text:style-name="Preformatted_20_Text">Masked <text:s text:c="9"/>ATTACTGAACTATTGAAGATTCAATGGTTAGAAACAGACATATGTCAATTTAGTATC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ACAGCCTACTACTTACGTAACCCGAACATATAATAAATAGTGCTCAAAAGTTGAAAA</text:p>
      <text:p text:style-name="Preformatted_20_Text">Masked <text:s text:c="9"/>GTAACAGCCTACTACTTACGTAACCCGAACATATAATAAATAGTGCTCAAAAGTT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CTGGTGTATCTTTCTTGTCCAAAATGCAGCTTTCTCAGGTTTTTGGAATCAGGTTACA</text:p>
      <text:p text:style-name="Preformatted_20_Text">Masked <text:s text:c="9"/>GACTGGTGTATCTTTCTTGTCCAAAATGCAGCTTTCTCAGGTTTTTGGAATCAGGTT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TTTGTCTCCTGCTGCATTTATACAAGGAAAGGGGGTCATTAGAGTAGAGGGCAAT</text:p>
      <text:p text:style-name="Preformatted_20_Text">Masked <text:s text:c="9"/>TTTGTTTTGTCTCCTGCTGCATTTATACAAGGAAAGGGGGTCATTAGAGTAGAGGG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CTATATGCAACAAAAGCCACATCATACTGTGGGAAATGCGTATCTGCTAATCAGGTG</text:p>
      <text:p text:style-name="Preformatted_20_Text">Masked <text:s text:c="9"/>GCACTATATGCAACAAAAGCCACATCATACTGTGGGAAATGCGTATCTGCTAATCAG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TGCAGCAAAGGAAGTCCCACTGTAGTACAGAGGCAGCAGCATTAACCTGGAAGGGTGC</text:p>
      <text:p text:style-name="Preformatted_20_Text">Masked <text:s text:c="9"/>GGTGCAGCAAAGGAAGTCCCACTGTAGTACAGAGGCAGCAGCATTAACCTGGAAGG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GGAAAGTTGCCTTGGAGTGGATGGATACTCAGCATGAAAGGCCAAAACTGGAGTGA</text:p>
      <text:p text:style-name="Preformatted_20_Text">Masked <text:s text:c="9"/>AGAGGGAAAGTTGCCTTGGAGTGGATGGATACTCAGCATGAAAGGCCAAAACTGGAG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AGTAATCCAGGCAAGTTAGACTTCAGTATCTCGTCATTCTTCTGCTGTGTGG</text:p>
      <text:p text:style-name="Preformatted_20_Text">Masked <text:s text:c="9"/>ATTAAAAGAGTAATCCAGGCAAGTTAGACTTCAGTATCTCGTCATTCTTCTGCTGTG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CATTGCTACCTGTGAAGATAAGGTCACCCAAAATTATTGGCGTTGGTTTTTAAAATGGAT</text:p>
      <text:p text:style-name="Preformatted_20_Text">Masked <text:s text:c="9"/>CATTGCTACCTGTGAAGATAAGGTCACCCAAAATTATTGGCGTTGGTTTTTAAAATG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CATCCTACAGTGCCTTGGTATGTACAGTCTAAGTGTCAAGAGACACATTTTTATAT</text:p>
      <text:p text:style-name="Preformatted_20_Text">Masked <text:s text:c="9"/>TAGTCATCCTACAGTGCCTTGGTATGTACAGTCTAAGTGTCAAGAGACACATTTTT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GTGATAGCTTTTCACTTACTGAGAGTCAGGAATGTCATAGTGTTTGAAATTTGGCAC</text:p>
      <text:p text:style-name="Preformatted_20_Text">Masked <text:s text:c="9"/>AACGTGATAGCTTTTCACTTACTGAGAGTCAGGAATGTCATAGTGTTTGAAATTTGG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ATGAAGAGTCACACTGGAAATTATAGGTCTTCATCTGAAACTGAACTAGCAAAGCA</text:p>
      <text:p text:style-name="Preformatted_20_Text">Masked <text:s text:c="9"/>TAAAATGAAGAGTCACACTGGAAATTATAGGTCTTCATCTGAAACTGAACTAGCA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CTCAGCAAGGTATAAATACTTAGATAGCTAAACACTTGTGCGTTTTTTCCAACTA</text:p>
      <text:p text:style-name="Preformatted_20_Text">Masked <text:s text:c="9"/>TTACACTCAGCAAGGTATAAATACTTAGATAGCTAAACACTTGTGCGTTTTTTCC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ATTAGCCTACTAGCAAATAACATGCTTATTCATGAGCTTTCTTTTAACTCAAGAAAA</text:p>
      <text:p text:style-name="Preformatted_20_Text">Masked <text:s text:c="9"/>TAAATTAGCCTACTAGCAAATAACATGCTTATTCATGAGCTTTCTTTTAACTCAAG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AGACATTTATTTAGGCTTAAAGACAATTCCACAAGCTTAATAAGCTCAGAAATTA</text:p>
      <text:p text:style-name="Preformatted_20_Text">Masked <text:s text:c="9"/>CATTTAGACATTTATTTAGGCTTAAAGACAATTCCACAAGCTTAATAAGCTCAGAAA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GTCATATTGAAGCACCATGCCAATTTGAGATGTGCTAGTATGCCTTTAGCTTTAAG</text:p>
      <text:p text:style-name="Preformatted_20_Text">Masked <text:s text:c="9"/>GAAAGTCATATTGAAGCACCATGCCAATTTGAGATGTGCTAGTATGCCTTTAGCTTT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GAAGATCATGGCCACAATCTGAAAAGGGGAACTGCAGATGTTCTCTGTGTATAATTG</text:p>
      <text:p text:style-name="Preformatted_20_Text">Masked <text:s text:c="9"/>TACGAAGATCATGGCCACAATCTGAAAAGGGGAACTGCAGATGTTCTCTGTGTATAA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TTCTCTTCAATAACATGACCCACCAGGAGCATGCACAAAGATTTAAAAAGGAGAA</text:p>
      <text:p text:style-name="Preformatted_20_Text">Masked <text:s text:c="9"/>TTTGATTCTCTTCAATAACATGACCCACCAGGAGCATGCACAAAGATTTAAAAAGG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CTGTCTTAGTAAATCTTGGAGTTCTTTTCTCATGTAATTTTAACCCAGCAAAGAAA</text:p>
      <text:p text:style-name="Preformatted_20_Text">Masked <text:s text:c="9"/>AGAACTGTCTTAGTAAATCTTGGAGTTCTTTTCTCATGTAATTTTAACCCAGCAAA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TAGGCAGTTGTTAATCTAAGTAACAAGTACTTCTATGAAAGAGGCAGAAAACAGCAA</text:p>
      <text:p text:style-name="Preformatted_20_Text">Masked <text:s text:c="9"/>AGTTAGGCAGTTGTTAATCTAAGTAACAAGTACTTCTATGAAAGAGGCAGAAAACA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AATGCTTCCAAAACATTGATCTACAGTTTAAATACAAACACAGATGTGATTTTAGTA</text:p>
      <text:p text:style-name="Preformatted_20_Text">Masked <text:s text:c="9"/>GAAAATGCTTCCAAAACATTGATCTACAGTTTAAATACAAACACAGATGTGATTTT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CCCAGGGCTATACTGGCATGTGGTTTTTTTGACAG<text:span text:style-name="T1">CTCTTCAGAAAAAGCTTTCC</text:span></text:p>
      <text:p text:style-name="Preformatted_20_Text">Masked <text:s text:c="9"/>TGCTGCCCAGGGCTATACTGGCATGTGGTTTTTTTGACAG<text:span text:style-name="T1">CTCTTCAGAAAAAGCTTTC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AGGGGTATGAGAGTACCGAAGGCTGTATCTCCAATGTAGAAAAGAAGAGCAACTGGAG</text:span></text:p>
      <text:p text:style-name="Preformatted_20_Text"><text:soft-page-break/>Masked <text:s text:c="9"/><text:span text:style-name="T1">ACAGGGGTATGAGAGTACCGAAGGCTGTATCTCCAATGTAGAAAAGAAGAGCAACTGG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GCATGGGTGCACTGTGACCCATGCACCTTGAAAAAGG</text:span>GTAAGCTATAGCTGAATGTCTT</text:p>
      <text:p text:style-name="Preformatted_20_Text">Masked <text:s text:c="9"/><text:span text:style-name="T1">TGCATGGGTGCACTGTGACCCATGCACCTTGAAAAAGG</text:span>GTAAGCTATAGCTGAATGT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CCAAAGAAACAATCAAATTATCTATCTGTTTATGGGAAAATAACAAGTTGCAGTTC</text:p>
      <text:p text:style-name="Preformatted_20_Text">Masked <text:s text:c="9"/>CATACCAAAGAAACAATCAAATTATCTATCTGTTTATGGGAAAATAACAAGTTGCAG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GAATAGCAGGTTCATGATTTGATGAAACCCATAATCATTTCAGACCTGAAGCCACAA</text:p>
      <text:p text:style-name="Preformatted_20_Text">Masked <text:s text:c="9"/>TTAGAATAGCAGGTTCATGATTTGATGAAACCCATAATCATTTCAGACCTGAAGCC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AAGGAAGACTGTGTCCAGATGTACAAAGCTAGTTAAGTAACTCACACTGAAAATT</text:p>
      <text:p text:style-name="Preformatted_20_Text">Masked <text:s text:c="9"/>TAATAAAGGAAGACTGTGTCCAGATGTACAAAGCTAGTTAAGTAACTCACACTGA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AGAAAGAAATAGATTTTTATGGCCATGTGGATATTCCTATTAAGAACACGACTTT</text:p>
      <text:p text:style-name="Preformatted_20_Text">Masked <text:s text:c="9"/>TTTGTAGAAAGAAATAGATTTTTATGGCCATGTGGATATTCCTATTAAGAACACGAC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CCCTTTTAAACATTAAAGAAGCAATCTTTTCAACTAGAATAGATTTTTCTTTTCTTA</text:p>
      <text:p text:style-name="Preformatted_20_Text">Masked <text:s text:c="9"/>TTCCCCTTTTAAACATTAAAGAAGCAATCTTTTCAACTAGAATAGATTTTTCTTTTC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ACCACTTTTGAGATTACAAAAGAAATGAAAGACTTGAAAGCAGATAAAATATTTATG</text:p>
      <text:p text:style-name="Preformatted_20_Text">Masked <text:s text:c="9"/>GGGACCACTTTTGAGATTACAAAAGAAATGAAAGACTTGAAAGCAGATAAAATATT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ATTTCCTCTCAGGATTCAAAATAATGGAAAAAAAATGAGATAAATAAATAGGTAAA</text:p>
      <text:p text:style-name="Preformatted_20_Text">Masked <text:s text:c="9"/>ATGTATTTCCTCTCAGGATTCAAAATAATGGAAAAAAAATGAGATAAATAAATAG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GCATATCTACATACTTGCTAAGATTTTTTTCTTTTTTTTTTTTAACAACATAAGCT</text:p>
      <text:p text:style-name="Preformatted_20_Text">Masked <text:s text:c="9"/>ATAAGCATATCTACATACTTGCTAAGANNNNNNNNNNNNNNNNNNNNAACAACATAAGCT</text:p>
      <text:p text:style-name="Preformatted_20_Text"><text:s text:c="16"/>*************************** <text:s text:c="19"/>*************</text:p>
      <text:p text:style-name="Preformatted_20_Text"/>
      <text:p text:style-name="Preformatted_20_Text">Unmasked <text:s text:c="7"/>GTGCCAGTGGATTTTCAACCAATAATTTCACTGAAAATGCTTAATTTTGAAAAGTTGTAA</text:p>
      <text:p text:style-name="Preformatted_20_Text">Masked <text:s text:c="9"/>GTGCCAGTGGATTTTCAACCAATAATTTCACTGAAAATGCTTAATTTTGAAAAGTT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CAGTTGGAACTTCCTTAGTTCTGGTAGTTCTCTTTTCTCTCTAAGCATATTAGAACT</text:p>
      <text:p text:style-name="Preformatted_20_Text">Masked <text:s text:c="9"/>GTTCAGTTGGAACTTCCTTAGTTCTGGTAGTTCTCTTTTCTCTCTAAGCATATTA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ATTAATATTTCAAG<text:span text:style-name="T1">TTTCATACTAGAAGTGTTGAAGGTTTCAGA</text:span>CAGTTTGGCAGAA</text:p>
      <text:p text:style-name="Preformatted_20_Text">Masked <text:s text:c="9"/>TTTATTAATATTTCAAG<text:span text:style-name="T1">TTTCATACTAGAAGTGTTGAAGGTTTCAGA</text:span>NNNNNNNNNNNNN</text:p>
      <text:p text:style-name="Preformatted_20_Text"><text:s text:c="16"/>*********************************************** <text:s text:c="12"/></text:p>
      <text:p text:style-name="Preformatted_20_Text"/>
      <text:p text:style-name="Preformatted_20_Text">Unmasked <text:s text:c="7"/>AAACATGACTGGTAGACAAGAAGCTGGACATGAGCCAGCAGTGTGCGCTTGCAGCCC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GGCCAACTGTGTTCTGAGCTGCATTAACAGAGGAGTGGCCAGCAGGGAGAGAGAGGT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TTGTCCCACTCGACTAGGCTCTTGTGAGGCCCCACTTGGGTACTGCATCCAGGCCTGG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GCCCAGTAGAAGAAAGACACATTGCTCTTGGAATGGTCCAGAGGAGGACCACTA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TCAGAGGGCTGGAGCACCTCCCCTGTGAGGAAAGGTTGAGGGAACTGAGCTTGTTTAG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GAAGAAAAGAAGGCTCCGGGGAGACCTCATTGTGGCCTTCCAGTACTTAAAGGGAG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TAAAAAGGAGGGGAATGACTGTTGACATGGGTTGATAGTGATAGGATAAGGGGAG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TTAAACTGAGACAGGGGAGGTTTAGATTAGATATTAGTAGGTAGTTTTTCACC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TAGTGAAGCACTGGAACAGGTTGCCCAGAGAGGTTGTGGATGCCCCATCGCTGGAGGC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TCAAGGCCAGGCTGGATGTGGCTCTGGGCAGCCTGGTCTAGTGGTTGGCAACCCTG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AGCAGGAGGGTTGAAACAAGATGATCTTTGAGGTCTTTTTCAACCCAGGCCGTT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<text:span text:style-name="T1">ACGATATGTAGAGCTGTGAAATTGACCATGTCAGTCTCACAGAACCAGAACCAGACT</text:span></text:p>
      <text:p text:style-name="Preformatted_20_Text">Masked <text:s text:c="9"/>NNN<text:span text:style-name="T1">ACGATATGTAGAGCTGTGAAATTGACCATGTCAGTCTCACAGAACCAGAACCAGACT</text:span></text:p>
      <text:p text:style-name="Preformatted_20_Text"><text:s text:c="19"/>*********************************************************</text:p>
      <text:p text:style-name="Preformatted_20_Text"/>
      <text:p text:style-name="Preformatted_20_Text">Unmasked <text:s text:c="7"/><text:span text:style-name="T1">GGCACTGACTTTCAATGTTAATCTG</text:span>TTAGGTTTTGGTTTTGTACCATAGTGAGTTGTGTT</text:p>
      <text:p text:style-name="Preformatted_20_Text">Masked <text:s text:c="9"/><text:span text:style-name="T1">GGCACTGACTTTCAATGTTAATCTG</text:span>TTAGGTTTTGGTTTTGTACCATAGTGAGTTG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TTCAGCAAATCAAATTTTACTCAGTTCTATGAAGAAGTTCACCCAGTTTCTATCTA</text:p>
      <text:p text:style-name="Preformatted_20_Text">Masked <text:s text:c="9"/>ATAATTCAGCAAATCAAATTTTACTCAGTTCTATGAAGAAGTTCACCCAGTTTCTAT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CAAACTGCATATGCAAAGAGGCGTACATGTTTTAGTGATTTTCTACAGGGAATGCTT</text:p>
      <text:p text:style-name="Preformatted_20_Text">Masked <text:s text:c="9"/>AGTCAAACTGCATATGCAAAGAGGCGTACATGTTTTAGTGATTTTCTACAGGGAATG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GAAAGCAGTGCTTTAATGCTAGAGATTAAAGAGAGTATCCAGTATGTAGATGTGTGG</text:p>
      <text:p text:style-name="Preformatted_20_Text">Masked <text:s text:c="9"/>TCCGAAAGCAGTGCTTTAATGCTAGAGATTAAAGAGAGTATCCAGTATGTAGATGTGT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CAAAGCCATAAGACAAAACCAAAACATGAAAAATGCTTAAGAAAGGGTACATTCCT</text:p>
      <text:p text:style-name="Preformatted_20_Text">Masked <text:s text:c="9"/>GTTGCAAAGCCATAAGACAAAACCAAAACATGAAAAATGCTTAAGAAAGGGTACATTCC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CTCATCTCTCATTATAACTTAGGTCAGATTTAAATTCTTTTCCTAAATTTTTCACTCAGT</text:p>
      <text:p text:style-name="Preformatted_20_Text">Masked <text:s text:c="9"/>CTCATCTCTCATTATAACTTAGGTCAGATTTAAATTCTTTTCCTAAATTTTTCACT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AAACTATCCATAATATGAGTGTTTTTTCTTCTAGCATACACTTTCTACACTATT</text:p>
      <text:p text:style-name="Preformatted_20_Text">Masked <text:s text:c="9"/>GTTTTAAAACTATCCATAATATGAGTGTTTTTTCTTCTAGCATACACTTTCTACA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CAATAACTGTTTTATGAAAAATCACTGAGAAAAATATAGGACTGAAGGAAAACTA</text:p>
      <text:p text:style-name="Preformatted_20_Text">Masked <text:s text:c="9"/>CTACACAATAACTGTTTTATGAAAAATCACTGAGAAAAATATAGGACTGAAGGAAAA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AAATGGATATGGAGGCTTAGTGTCTAAAGTGATATGGTACATGCCATCTGGGAACAA</text:p>
      <text:p text:style-name="Preformatted_20_Text">Masked <text:s text:c="9"/>ATGAAATGGATATGGAGGCTTAGTGTCTAAAGTGATATGGTACATGCCATCTGGG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AGCTGCTAGATTCAAAGATCTGAATTTGTAAAGCAATACAGGCATGGCATATGAATT</text:p>
      <text:p text:style-name="Preformatted_20_Text">Masked <text:s text:c="9"/>GGAAGCTGCTAGATTCAAAGATCTGAATTTGTAAAGCAATACAGGCATGGCATAT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GTAATTTTTAAGAAACATCACAAATAAAAATAAACTAGTGTAAGTTAATGGTAATAA</text:p>
      <text:p text:style-name="Preformatted_20_Text">Masked <text:s text:c="9"/>AATGTAATTTTTAAGAAACATCACAAATAAAAATAAACTAGTGTAAGTTAATGGTA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AACCAAAACAGAAAAGGAGAGATGGTAGGTGAATTTATAGTCATTGCTGATACTGT</text:p>
      <text:p text:style-name="Preformatted_20_Text">Masked <text:s text:c="9"/>CACTAACCAAAACAGAAAAGGAGAGATGGTAGGTGAATTTATAGTCATTGCTGATA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TTTTCTCAAATACTGAAAGGTCCAAATGTAGAATGAAAAATTAGAAAGAACGTGTTTA</text:p>
      <text:p text:style-name="Preformatted_20_Text">Masked <text:s text:c="9"/>CTTTTTCTCAAATACTGAAAGGTCCAAATGTAGAATGAAAAATTAGAAAGAACGTGTT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TTAGTTCACAGCCATTGCATGACACCTACAGGTGAGTTAGTTAATAACAGCGTATG</text:p>
      <text:p text:style-name="Preformatted_20_Text">Masked <text:s text:c="9"/>ATTATTAGTTCACAGCCATTGCATGACACCTACAGGTGAGTTAGTTAATAACAGCGT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TATTATGATGGAGCTATATTTATCTCAAATCTTTAAAAAACGATTGTACAACAA</text:p>
      <text:p text:style-name="Preformatted_20_Text">Masked <text:s text:c="9"/>TTGTTTTATTATGATGGAGCTATATTTATCTCAAATCTTTAAAAAACGATTGTACA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TGTGTATAACCTATCGTATCTGACCTCAGTATAATTGTTTTTTCACACTTAATTTAG</text:p>
      <text:p text:style-name="Preformatted_20_Text">Masked <text:s text:c="9"/>AACTGTGTATAACCTATCGTATCTGACCTCAGTATAATTGTTTTTTCACACTTA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CCAATTATTATAGTTCTTATCCTCCAAACAGCAATAATTTAAACAAATCAGAAATA</text:p>
      <text:p text:style-name="Preformatted_20_Text">Masked <text:s text:c="9"/>AACACCAATTATTATAGTTCTTATCCTCCAAACAGCAATAATTTAAACAAATCA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TTTGTTGATATTGAATTAATATTTTCCTGTATTCTCCTAACACACAATTAAAAAAA</text:p>
      <text:p text:style-name="Preformatted_20_Text">Masked <text:s text:c="9"/>ATTCTTTGTTGATATTGAATTAATATTTTCCTGTATTCTCCTAACACACAATTAA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AATCTATTAATGAAAAAGAATATAGAAACAATTAGAAGAAATAATAACATTTTGTA</text:p>
      <text:p text:style-name="Preformatted_20_Text">Masked <text:s text:c="9"/>TAATAATCTATTAATGAAAAAGAATATAGAAACAATTAGAAGAAATAATAACAT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AGAGCAGTTCTCCCACGACTTACTTTTCTTAACTATCTCAGTAACTAAAACTTAGA</text:p>
      <text:p text:style-name="Preformatted_20_Text">Masked <text:s text:c="9"/>ATAGAGAGCAGTTCTCCCACGACTTACTTTTCTTAACTATCTCAGTAACTAAAACTTAG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TTAGCAATATGGCTTATTTTTTCCTTTTCATTTGAAGGAAGGGGAGTGAAAATTGCTTG</text:p>
      <text:p text:style-name="Preformatted_20_Text">Masked <text:s text:c="9"/>TTTAGCAATATGGCTTATTTTTTCCTTTTCATTTGAAGGAAGGGGAGTGAAAATTG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GTAATGAAAGAATAAAAAGGGAAAGATCTCAGTGAAGAATAGCTGGGAGTAACATT</text:p>
      <text:p text:style-name="Preformatted_20_Text">Masked <text:s text:c="9"/>TTAAGTAATGAAAGAATAAAAAGGGAAAGATCTCAGTGAAGAATAGCTGGGAGTAA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TCTATCTGGAAAAATAAAAGAAGATTTATTTTTATATTAG<text:span text:style-name="T1">GTTGATGCATGAAGT</text:span></text:p>
      <text:p text:style-name="Preformatted_20_Text">Masked <text:s text:c="9"/>TAATGTCTATCTGGAAAAATAAAAGAAGATTTATTTTTATATTAG<text:span text:style-name="T1">GTTGATGCATGAAG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CAATTTGTGTGTAACAAAGATGGTGACTGTAGAGATTTTTCTAATGAAGGCAACCGTA</text:span></text:p>
      <text:p text:style-name="Preformatted_20_Text">Masked <text:s text:c="9"/><text:span text:style-name="T1">GACAATTTGTGTGTAACAAAGATGGTGACTGTAGAGATTTTTCTAATGAAGGCAACCG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ATTTGTACCACAGTCACCATGCCATAATGATCACATTGACAGGCAGGAAGCTGGCAGGA</text:span></text:p>
      <text:p text:style-name="Preformatted_20_Text">Masked <text:s text:c="9"/><text:span text:style-name="T1">AATTTGTACCACAGTCACCATGCCATAATGATCACATTGACAGGCAGGAAGCTGGCAGG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GGGCAGGA</text:span>GTATGTAATGAACAAAAACATAGTTTTGGGCACTGTGAAGACTCTAGAACT</text:p>
      <text:p text:style-name="Preformatted_20_Text">Masked <text:s text:c="9"/><text:span text:style-name="T1">AGGGCAGGA</text:span>GTATGTAATGAACAAAAACATAGTTTTGGGCACTGTGAAGACTCTAGA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CCAGTGGCAACAGAAAACATTGGAGCATGCAGGCATTCCTTGAAGTGGAATCGTGT</text:p>
      <text:p text:style-name="Preformatted_20_Text">Masked <text:s text:c="9"/>GTCTCCAGTGGCAACAGAAAACATTGGAGCATGCAGGCATTCCTTGAAGTGGAATCG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TCATTTGTGTATTGAAATGCAACATAGCTTTTGGAAGAACATCTGACAACTGTTTTAT</text:p>
      <text:p text:style-name="Preformatted_20_Text">Masked <text:s text:c="9"/>CCTCATTTGTGTATTGAAATGCAACATAGCTTTTGGAAGAACATCTGACAACTGTTT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GTGTACTTAAAGATGATAAATATCTATCCAGACACTGAATTCTAAGTAAATCAAGCA</text:p>
      <text:p text:style-name="Preformatted_20_Text">Masked <text:s text:c="9"/>GTTGTGTACTTAAAGATGATAAATATCTATCCAGACACTGAATTCTAAGTAAATCA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GCTAGTATGGAGAATCATGTATAGATATGATATGAATATTCTTACAGTTATTATTT</text:p>
      <text:p text:style-name="Preformatted_20_Text">Masked <text:s text:c="9"/>TTATGCTAGTATGGAGAATC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AATATTATATATATATATATATATTTTAAGTAGTATTTCATAAAGAATCAGTCATTCCC</text:p>
      <text:p text:style-name="Preformatted_20_Text">Masked <text:s text:c="9"/>NNNNNNNNNNNNNNNNNNNNNNNNNTTTAAGTAGTATTTCATAAAGAATCAGTCATTCCC</text:p>
      <text:p text:style-name="Preformatted_20_Text"><text:s text:c="41"/>***********************************</text:p>
      <text:p text:style-name="Preformatted_20_Text"/>
      <text:p text:style-name="Preformatted_20_Text">Unmasked <text:s text:c="7"/>AATTACTTTACTTACACACTGCCTGCAGCTTTAGTTTTTCAGTATTACATTCTTCGCTTC</text:p>
      <text:p text:style-name="Preformatted_20_Text">Masked <text:s text:c="9"/>AATTACTTTACTTACACACTGCCTGCAGCTTTAGTTTTTCAGTATTACATTCTTCGC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CAGAAAGTGGAGCAGATGAAACACAGTATACTACAGTACCACCTTGTGTTGAGATGAA</text:p>
      <text:p text:style-name="Preformatted_20_Text">Masked <text:s text:c="9"/>CCCAGAAAGTGGAGCAGATGAAACACAGTATACTACAGTACCACCTTGTGTTGAG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GGTGCAGCTTGCATTCCATTGTGGAACAGCATGACTGCCCAACAGTCATCCTTTGTA</text:p>
      <text:p text:style-name="Preformatted_20_Text">Masked <text:s text:c="9"/>AAGGGTGCAGCTTGCATTCCATTGTGGAACAGCATGACTGCCCAACAGTCATCCTT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AGGAGAAATAAGCTTTATAGGCATTTTTAGAAGCAGGTTTTTTTAATTATTTCCATT</text:p>
      <text:p text:style-name="Preformatted_20_Text"><text:soft-page-break/>Masked <text:s text:c="9"/>GCAAGGAGAAATAAGCTTTATAGGCATTTTTAGAAGCAGGTTTTTTTAATTATTTC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TGAACTACTGAAGGCTTTCATGAGACATGTATAGAAGTTTAGTAGTGATGCTGGCA</text:p>
      <text:p text:style-name="Preformatted_20_Text">Masked <text:s text:c="9"/>CTAATGAACTACTGAAGGCTTTCATGAGACATGTATAGAAGTTTAGTAGTGATGCTG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TGCATGACTTGAAACCCATTTTCCACATTCAGCTAGAGGGACATGTATCAGCCATAA</text:p>
      <text:p text:style-name="Preformatted_20_Text">Masked <text:s text:c="9"/>ACTTGCATGACTTGAAACCCATTTTCCACATTCAGCTAGAGGGACATGTATCAGCCA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TGTGGTCCTTGGAAAGACTGAAAGCTTTACAGATAGAATACAATAGAATGTGATAG</text:p>
      <text:p text:style-name="Preformatted_20_Text">Masked <text:s text:c="9"/>ATATTGTGGTCCTTGGAAAGACTGAAAGCTTTACAGATAGAATACAATAGAATGTG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CAGAACAAACAAACAAACAAACAAAAAAAAAACGCAATATGGAATCCCCAAAGAG</text:p>
      <text:p text:style-name="Preformatted_20_Text">Masked <text:s text:c="9"/>AAAGGCAGNNNNNNNNNNNNNNNNNNNNNNNNNNNNNNGCAATATGGAATCCCCAAAGAG</text:p>
      <text:p text:style-name="Preformatted_20_Text"><text:s text:c="16"/>******** <text:s text:c="29"/>**********************</text:p>
      <text:p text:style-name="Preformatted_20_Text"/>
      <text:p text:style-name="Preformatted_20_Text">Unmasked <text:s text:c="7"/>GCAATTGTTTCTGTAACTATCTGCTGAACATTGATATATAGAGAACTTTATTGATATAGA</text:p>
      <text:p text:style-name="Preformatted_20_Text">Masked <text:s text:c="9"/>GCAATTGTTTCTGTAACTATCTGCTGAACATTGATATATAGAGAACTTTATTGAT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CTCTATTGATATAGAGAATTACAACCCATGTGATCACTTTGGGGGGTTTGAGATGGT</text:p>
      <text:p text:style-name="Preformatted_20_Text">Masked <text:s text:c="9"/>GAACTCTATTGATATAGAGAATTACAACCCATGTGATCACTTTGGGGGGTTTGAG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TTTCCTCTCCTGCAGAGAATCCTATTACTCCTCCAAGTCACTCCCTGAGAGAAGA</text:p>
      <text:p text:style-name="Preformatted_20_Text">Masked <text:s text:c="9"/>TCAGATTTCCTCTCCTGCAGAGAATCCTATTACTCCTCCAAGTCACTCCCTGAGAG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AAGCTGGGAGTAGCTGTGTATTCCTTATAAGTGGATTTTGTGCACTCTTGATACCA</text:p>
      <text:p text:style-name="Preformatted_20_Text">Masked <text:s text:c="9"/>GAGAAAGCTGGGAGTAGCTGTGTATTCCTTATAAGTGGATTTTGTGCACTCTTGATA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CCCATCAGCAAACAAAGTAATAAGAGTTCTGAAAAAAATAAAATCCAGGATAAAA</text:p>
      <text:p text:style-name="Preformatted_20_Text">Masked <text:s text:c="9"/>ACGTTCCCATCAGCAAACAAAGTAATAAGAGTTCTGAAAAAAATAAAATCCAGGAT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GCTGTGGATATGTTCTTTTTGAACCTACATGAATCATCTCATGTTTGTAAATATTTG</text:p>
      <text:p text:style-name="Preformatted_20_Text">Masked <text:s text:c="9"/>GTAGCTGTGGATATGTTCTTTTTGAACCTACATGAATCATCTCATGTTTGTAAATAT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ATTTTTTTTCTATTTTTTTTTCAAACTTAATTCAAGTGCTTTCACTGAATTCAGTT</text:p>
      <text:p text:style-name="Preformatted_20_Text">Masked <text:s text:c="9"/>GCAGATTTTTTTTCTATTTTTTTTTCAAACTTAATTCAAGTGCTTTCACTGAATTC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GTTAATTCATTTCCAATCACATGTGCTATTAGATATTCAACTTGAGATATTTTAAA</text:p>
      <text:p text:style-name="Preformatted_20_Text">Masked <text:s text:c="9"/>TTTGGTTAATTCATTTCCAATCACATGTGCTATTAGATATTCAACTTGAGATATTT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GATTTTTATAGGCTGGCTGCTCAGGAGTTTTAGAAAAAAAAAATAAAGAATTTTTAA</text:p>
      <text:p text:style-name="Preformatted_20_Text">Masked <text:s text:c="9"/>TCTGATTTTTATAGGCTGGCTGCTCAGGAGTTTTAGAAAAAAAAAATAAAGAATT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ATTGCCCTCACACCGCAGGAACTCAGAGCACTGGTGATACTTCTGAAATCATAC</text:p>
      <text:p text:style-name="Preformatted_20_Text">Masked <text:s text:c="9"/>TGTTTTATTGCCCTCACACCGCAGGAACTCAGAGCACTGGTGATACTTCTGAAATCATA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TCTCATTTTCACACAACTGGTGTGTCTATCAGTGAGACATGGCATGCCCAGCCAGCTATA</text:p>
      <text:p text:style-name="Preformatted_20_Text">Masked <text:s text:c="9"/>TCTCATTTTCACACAACTGGTGTGTCTATCAGTGAGACATGGCATGCCCAGCCAGCT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GGAGGACACAGTCTGTGAGTGACCTGGAAGCTCTCACGTCAGGACATGCAACATAG</text:p>
      <text:p text:style-name="Preformatted_20_Text">Masked <text:s text:c="9"/>AGGAGGAGGACACAGTCTGTGAGTGACCTGGAAGCTCTCACGTCAGGACATGCAAC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ACTAAACAAGGGGAATACGCAGATCATCAAAAAAAAGCGTAGCAGAACAAGGTTTT</text:p>
      <text:p text:style-name="Preformatted_20_Text">Masked <text:s text:c="9"/>TGTGACTAAACAAGGGGAATACGCAGATCATCAAAAAAAAGCGTAGCAGAACAAG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GGAGTTTGTGTTTGTTGCCTTCTCAACATCTGGGTCTCTGCTTTATGGCCCATCCA</text:p>
      <text:p text:style-name="Preformatted_20_Text">Masked <text:s text:c="9"/>TGTTGGAGTTTGTGTTTGTTGCCTTCTCAACATCTGGGTCTCTGCTTTATGGCCCAT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GCTCTCAGTGACTTGGGGATCTTGAGATCATGCTGCACAGGCTGCCTGAATGCAGAG</text:p>
      <text:p text:style-name="Preformatted_20_Text">Masked <text:s text:c="9"/>CTGGCTCTCAGTGACTTGGGGATCTTGAGATCATGCTGCACAGGCTGCCTGAATGCA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GAATGATGCCTCTGGAAACCAGGCAAAGGAATGCAAGACAGCATACGTGCCCAGCAT</text:p>
      <text:p text:style-name="Preformatted_20_Text">Masked <text:s text:c="9"/>CACGAATGATGCCTCTGGAAACCAGGCAAAGGAATGCAAGACAGCATACGTGCCCAG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CCTGGTCTAATTACAAGCTCAGAATATCAAATTTCAGGGCTTTTTTTCTCGATCTGT</text:p>
      <text:p text:style-name="Preformatted_20_Text">Masked <text:s text:c="9"/>TTGCCTGGTCTAATTACAAGCTCAGAATATCAAATTTCAGGGCTTTTTTTCTCGATC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AAATCTAAACAAGGATCAAGAAAGTTGCTGAAAAATAAAAATCATAGAATCACAGA</text:p>
      <text:p text:style-name="Preformatted_20_Text">Masked <text:s text:c="9"/>AGAGAAATCTAAACAAGGATCAAGAAAGTTGCTGAAAAATAA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ATCACAGAATTGTAGGGGTTGGAAGGGACCTCTAGAGATCAAGATCTAGTCCAACCTC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CCAGAGCACCCTAGGCACCCTAGACCATATTTCACAGGTAGGCATCTAGGTGGGTC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ATATCTCCACAGAAGGAGACTCCACAACCCCCCTGGGCAGCCTGTTCCAGTGCTCC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CCCTCACTGTGAAGAAGCTCTTACTCACATTTGTGTGGTTCCCATGCTTTAGTTTG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CTGTTTTCCCCTGTCCTCTTGCCACACACCACTGAAAAGAGTCTGACCTTGTCCCTT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TCCTACACCTTAGATATTTATGGGCATTGATAAGATCCCCTCTGACTTCTTTTCTC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GAACAGACCCAGGTCGCTCAGCCTTTCCTCATAAGAGAGACGTTCCAGGCCCTT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><text:soft-page-break/></text:p>
      <text:p text:style-name="Preformatted_20_Text">Unmasked <text:s text:c="7"/>TCATCTTTGTGGCCCTCCACTGGACTCTTTCCAAGAGAAATGTTTGTTTTTTGTTGTTTT</text:p>
      <text:p text:style-name="Preformatted_20_Text">Masked <text:s text:c="9"/>NNNNNNNNNNNNNNNNNNNNNNNNNNNNNNNNNAGAGAAATGNNNNNNNNNNNNNNNNNN</text:p>
      <text:p text:style-name="Preformatted_20_Text"><text:s text:c="49"/>********* <text:s text:c="17"/></text:p>
      <text:p text:style-name="Preformatted_20_Text"/>
      <text:p text:style-name="Preformatted_20_Text">Unmasked <text:s text:c="7"/>TTTTTTCCCCATCTGTGAAAATCCTGCATGTATAGATGTACATTACGATTGAGGTATTGC</text:p>
      <text:p text:style-name="Preformatted_20_Text">Masked <text:s text:c="9"/>NNNNNNCCCCATCTGTGAAAATCCTGCATGTATAGATGTACATTACGATTGAGGTATTGC</text:p>
      <text:p text:style-name="Preformatted_20_Text"><text:s text:c="22"/>******************************************************</text:p>
      <text:p text:style-name="Preformatted_20_Text"/>
      <text:p text:style-name="Preformatted_20_Text">Unmasked <text:s text:c="7"/>GCTCCTCTTTTCCTCTGAAGACAAGACTTCCTGCATAGATCACATCTCTTCTTGGACAGT</text:p>
      <text:p text:style-name="Preformatted_20_Text">Masked <text:s text:c="9"/>GCTCCTCTTTTCCTCTGAAGACAAGACTTCCTGCATAGATCACATCTCTTCTTGG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CTCTCTACATAGTGAGATGTTTTTTCTGTGAAAGTTTCTGGTCACAAATAGAGCT</text:p>
      <text:p text:style-name="Preformatted_20_Text">Masked <text:s text:c="9"/>GTCTTCTCTCTACATAGTGAGATGTTTTTTCTGTGAAAGTTTCTGGTCACAAATAG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AGATGCAGACAGAGACAGCCTGGCTCTCCAGAGAGGTTGAATACACAAGGAAACTG</text:p>
      <text:p text:style-name="Preformatted_20_Text">Masked <text:s text:c="9"/>AAGCAGATGCAGACAGAGACAGCCTGGCTCTCCAGAGAGGTTGAATACACAAGGAA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GAACTCCTATAAGTCAAATTATTGATTTTAGCTGAATCACATTCTTTAGATGAAT</text:p>
      <text:p text:style-name="Preformatted_20_Text">Masked <text:s text:c="9"/>CATAAGAACTCCTATAAGTCAAATTATTGATTTTAGCTGAATCACATTCTTTAGATG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TATTTTGAGATTCAATCATGTGCTTCTTTCATAAAATCATTGAATCACTAAGGTT</text:p>
      <text:p text:style-name="Preformatted_20_Text">Masked <text:s text:c="9"/>CAAATTATTTTGAGATTCAATCATGTGCTTCTTNNNNNNNNNNNNNNNNNNNNNNNNNNN</text:p>
      <text:p text:style-name="Preformatted_20_Text"><text:s text:c="16"/>********************************* <text:s text:c="26"/></text:p>
      <text:p text:style-name="Preformatted_20_Text"/>
      <text:p text:style-name="Preformatted_20_Text">Unmasked <text:s text:c="7"/>GGAAAAGACCTGTAAGATCATCCACTCCATCTGTCCACCTACCACTAATATTTCTCACT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CACATTCCTTAGTACTGTATCTTGGTTTCTTGAAAATCTACAGAGACAACAACC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GGACAGCCTGTTCCAGTGCCTGACCACACTTTCAGGGAAGAAATTATTTGTAATA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ACCTGGAAGTCCCCTGGCATAACATGAGGCTATTCCCTCTCATCCTGTTGCTGTTACT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AAAAGAGGCCAACCACCAACTCACCAAAACCTTCTTTGAAGTAGCTGTGGAGGTCA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GGTCTCCCCTGAGCCTCCTCTTCTCTAGACTAAGCAATCCGAGTTCCCTCAGCTAC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ATAAGTCTTGTGCTTCAGTCCCCACAGCAACTCCAATGAACACTGAAAATTTTCAA</text:p>
      <text:p text:style-name="Preformatted_20_Text">Masked <text:s text:c="9"/>NNNNNNNNNNNNNNNNNNNNNNNNNNNNNNNNNNNNNNAATGAACACTGAAAATTTTCAA</text:p>
      <text:p text:style-name="Preformatted_20_Text"><text:s text:c="54"/>**********************</text:p>
      <text:p text:style-name="Preformatted_20_Text"/>
      <text:p text:style-name="Preformatted_20_Text">Unmasked <text:s text:c="7"/>GGAGAAAAATCAAACATCTTAGTAATGTTTAGAAATCTTTTTGGTCAAAATGTATTTTAA</text:p>
      <text:p text:style-name="Preformatted_20_Text">Masked <text:s text:c="9"/>GGAGAAAAATCAAACATCTTAGTAATGTTTAGAAATCTTTTTGGTCAAAATGTATTTTAA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CTATAAAATGGCATTCAGCTTTTACTAACACTTTCTGTAGAATGACTTTGCTATCCGG</text:p>
      <text:p text:style-name="Preformatted_20_Text">Masked <text:s text:c="9"/>TACTATAAAATGGCATTCAGCTTTTACTAACACTTTCTGTAGAATGACTTTGCTATCC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AAATATGTTCTGTTACATTATTCTTTGTGTTCAAAGTCAGTATTCACATCTGTGTTT</text:p>
      <text:p text:style-name="Preformatted_20_Text">Masked <text:s text:c="9"/>ATAAAATATGTTCTGTTACATTATTCTTTGTGTTCAAAGTCAGTATTCACATCTGT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CTTATATGATCGTTGTTGTTACTGATAATCTAAGTACATTATGCAGTTCTACAGTGCT</text:p>
      <text:p text:style-name="Preformatted_20_Text">Masked <text:s text:c="9"/>GTCTTATATGATCGTTGTTGTTACTGATAATCTAAGTACATTATGCAGTTCTACAG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AGATTTTTTTTAACTCCCTGTTCTGATTTCTCATACAATCTTTTCATCTTCTTTTC</text:p>
      <text:p text:style-name="Preformatted_20_Text">Masked <text:s text:c="9"/>ACATAGATTTTTTTTAACTCCCTGTTCTGATTTCTCATACAATCTTTTCATCTTC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G<text:span text:style-name="T1">ATAGAAACAGACAAAATCTTCACATCTGAGCTCTAGCATGATCATAAAAAAATGTT</text:span></text:p>
      <text:p text:style-name="Preformatted_20_Text">Masked <text:s text:c="9"/>TAAG<text:span text:style-name="T1">ATAGAAACAGACAAAATCTTCACATCTGAGCTCTAGCATGATCATAAAAAAATGTT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TGAGAGGTCTACGCAGACAAACAAAAACCTATTCAAAGTTGACTGTCTCTGCAATACAC</text:span></text:p>
      <text:p text:style-name="Preformatted_20_Text">Masked <text:s text:c="9"/><text:span text:style-name="T1">ATGAGAGGTCTACGCAGACAAACAAAAACCTATTCAAAGTTGACTGTCTCTGCAATACAC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ACCAACACCTACTGCAGGGAGTAGCACGAACGCTTCAGGAGATAATTTAAAGCTTCACTA</text:span></text:p>
      <text:p text:style-name="Preformatted_20_Text">Masked <text:s text:c="9"/><text:span text:style-name="T1">ACCAACACCTACTGCAGGGAGTAGCACGAACGCTTCAGGAGATAATTTAAAGCTTCACTA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AGCTAGACTGTAAGTTTCAGTTGTATGCTACATAGCTTCAGAAGAACA</text:span>ATAAGCCTGAT</text:p>
      <text:p text:style-name="Preformatted_20_Text">Masked <text:s text:c="9"/><text:span text:style-name="T1">TAGCTAGACTGTAAGTTTCAGTTGTATGCTACATAGCTTCAGAAGAACA</text:span>ATAAGCCT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GCTAAAATACTTAATTACTCTAAAACCAGCAAAATATATATAGTATTAGAATAAAAG</text:p>
      <text:p text:style-name="Preformatted_20_Text">Masked <text:s text:c="9"/>CAAGCTAAAATACTTAATTACTCTAAAACCAGCAAAATATATATAGTATTAGAATA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GCAGCTTAGGGACATTAGAACAGTAAAGGATTTTGCACACACTGAACAGCAAGAA</text:p>
      <text:p text:style-name="Preformatted_20_Text">Masked <text:s text:c="9"/>CAGAAGCAGCTTAGGGACATTAGAACAGTAAAGGATTTTGCACACACTGAACAGCA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TGCATCAACTAAACTTTCTTCAGATAGATGCAGAGGCCCAGAGATTTCCTCTAGCC</text:p>
      <text:p text:style-name="Preformatted_20_Text">Masked <text:s text:c="9"/>TATCTGCATCAACTAAACTTTCTTCAGATAGATGCAGAGGCCCAGAGATTTCCTCT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AGAGCATTTGAGTCAGCAGCCTAAGATGCCTTAAATGGTGCCAGCTGATGCAATGGT</text:p>
      <text:p text:style-name="Preformatted_20_Text">Masked <text:s text:c="9"/>CTAAGAGCATTTGAGTCAGCAGCCTAAGATGCCTTAAATGGTGCCAGCTGATGCAATG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CTGCTAAATTCCTTTTATATAACCCCTACTAGGCACTGCTATTAAGGAAGACATGTA</text:p>
      <text:p text:style-name="Preformatted_20_Text">Masked <text:s text:c="9"/>CAGCTGCTAAATTCCTTTTATATAACCCCTACTAGGCACTGCTATTAAGGAAGACAT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GCTGTGGATAATGATGAGGTTTGTAAGGCAAGTGCCTTAACTGCAGCTATTTTACAA</text:p>
      <text:p text:style-name="Preformatted_20_Text">Masked <text:s text:c="9"/>AGAGCTGTGGATAATGATGAGGTTTGTAAGGCAAGTGCCTTAACTGCAGCTATTTTA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GTCATACATCACAGACAGCGGCTAGGATACTGATAGGGTTGTGATACTTTAGGATCA</text:p>
      <text:p text:style-name="Preformatted_20_Text"><text:soft-page-break/>Masked <text:s text:c="9"/>GATGTCATACATCACAGACAGCGGCTAGGATACTGATAGGGTTGTGATACTTTAGGAT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TAAGACTGAACAGTGTAATTTAACATTAGATATAGAATGTATAAGTTGTATGCCTC</text:p>
      <text:p text:style-name="Preformatted_20_Text">Masked <text:s text:c="9"/>CATGTAAGACTGAACAGTGTAATTTAACATTAGATATAGAATGTATAAGTTGTA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GATATTTCTCCTGTTCAGTTCTCATTTTATTATTTTAGAGTGTTTGCTTTGTTTC</text:p>
      <text:p text:style-name="Preformatted_20_Text">Masked <text:s text:c="9"/>AAAGGGATATTTCTCCTGTTCAGTTCTCATTTTATTATTTTAGAGTGTTTGCTTTG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CATTTTCAATTGGAGCTGTACCCTTCAAGCAAGCAGTCTGAGAATAGCAGAGAGTG</text:p>
      <text:p text:style-name="Preformatted_20_Text">Masked <text:s text:c="9"/>ATTTCATTTTCAATTGGAGCTGTACCCTTCAAGCAAGCAGTCTGAGAATAGCAGAGA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CAGAATAAGAGAAAATTTAGTTCTGTTCTGAAAATAAATGAAGGCGCAAAACTCCAG</text:p>
      <text:p text:style-name="Preformatted_20_Text">Masked <text:s text:c="9"/>ATCCAGAATAAGAGAAAATTTAGTTCTGTTCTGAAAATAAATGAAGGCGCAAAACTC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GACCTTAGTGGGCATGCAGGAATAGCTTCCATTATCTGGCAAGCCATATGGAATTATT</text:p>
      <text:p text:style-name="Preformatted_20_Text">Masked <text:s text:c="9"/>CTGACCTTAGTGGGCATGCAGGAATAGCTTCCATTATCTGGCAAGCCATATGGAAT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CTGTTAGAAAAGTTGAGATCTTTACATATTATCCCTAAAAAGAAGACTCTCTTGCC</text:p>
      <text:p text:style-name="Preformatted_20_Text">Masked <text:s text:c="9"/>TATTCTGTTAGAAAAGTTGAGATCTTTACATATTATCCCTAAAAAGAAGACTCTC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TGATCTCAAAAGTAATTAGCAAGGGGAGAGATCTGCAAAATAGTCTGAACTTCTTG</text:p>
      <text:p text:style-name="Preformatted_20_Text">Masked <text:s text:c="9"/>AAATTGATCTCAAAAGTAATTAGCAAGGGGAGAGATCTGCAAAATAGTCTGAACTTC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ACTTCCTCAGTTTTAACTGGAGAAGTTTTTACTTCAGTTAAGCAAGTTTGTTCCTGTC</text:p>
      <text:p text:style-name="Preformatted_20_Text">Masked <text:s text:c="9"/>GTACTTCCTCAGTTTTAACTGGAGAAGTTTTTACTTCAGTTAAGCAAGTTTGTTCC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ATACTACATAGAATACCATGTTTTAAACTGCTGCATTTTCTTTAAAAGTAAAATAG</text:p>
      <text:p text:style-name="Preformatted_20_Text">Masked <text:s text:c="9"/>CAAAATACTACATAGAATACCATGTTTTAAACTGCTGCATTTTCTTTAAAAGTAAAA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CTTGCTATACTGCATACCAGAACGGCCCTCACATCTGCTTTCTTTTCTCTGCATT</text:p>
      <text:p text:style-name="Preformatted_20_Text">Masked <text:s text:c="9"/>ATTTTCTTGCTATACTGCATACCAGAACGGCCCTCACATCTGCTTTCTTTTCTCTG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<text:span text:style-name="T1">ACCAAAACTTTCTGCATATAAAAGGAAAGATTCACCTTGGAAGATTCCAAATGCAG</text:span></text:p>
      <text:p text:style-name="Preformatted_20_Text">Masked <text:s text:c="9"/>AAGA<text:span text:style-name="T1">ACCAAAACTTTCTGCATATAAAAGGAAAGATTCACCTTGGAAGATTCCAAATGC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TTGTGGTATCCATCTCATAGATAGTTTACAGTGGAAATTTCCTTACTTAGGTTAAGATAG</text:span></text:p>
      <text:p text:style-name="Preformatted_20_Text">Masked <text:s text:c="9"/><text:span text:style-name="T1">TTGTGGTATCCATCTCATAGATAGTTTACAGTGGAAATTTCCTTACTTAGGTTAAGATAG</text:span>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<text:span text:style-name="T1">GATAGTGTCAATTTAATATTCCCTTATGTAGTTGAGA</text:span>TACATACACTAGAATAGGTTGCC</text:p>
      <text:p text:style-name="Preformatted_20_Text">Masked <text:s text:c="9"/><text:span text:style-name="T1">GATAGTGTCAATTTAATATTCCCTTATGTAGTTGAGA</text:span>TACATANNNNNNNNNNNNNNNNN</text:p>
      <text:p text:style-name="Preformatted_20_Text"><text:s text:c="16"/>******************************************* <text:s text:c="16"/></text:p>
      <text:p text:style-name="Preformatted_20_Text"/>
      <text:p text:style-name="Preformatted_20_Text">Unmasked <text:s text:c="7"/>CAGAGTTGTGGTTGATTTGCCCGATCTTTGGGGACTTTCAAGGCCAGAGTGGATCAGTCC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<text:soft-page-break/>Unmasked <text:s text:c="7"/>CTGGTCAGTGTGATCTAGCTGCAGATGCCCCTGTTCATTGCAGGAGAGATGGACTAGAT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ACCTTTAAAGGTTCCTTCCAACTCTACGTACTCCATGATTCTGTGATTCTATGATTCT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ATTCTGTGACCCAGGTCAGTGAGGTCTAGGCCCATATGACCTTTCTCCCTTCACCTTTT</text:p>
      <text:p text:style-name="Preformatted_20_Text">Masked <text:s text:c="9"/>NNNNNNNNNNNNNNNNTCAGTGAGGTCTAGGCCCATATGACCTTTCTCCCTTCACCTTTT</text:p>
      <text:p text:style-name="Preformatted_20_Text"><text:s text:c="32"/>********************************************</text:p>
      <text:p text:style-name="Preformatted_20_Text"/>
      <text:p text:style-name="Preformatted_20_Text">Unmasked <text:s text:c="7"/>GTACATAAAAATTCTGTAGCAGCATTGAGCTTTTATACACTGCTGGACCAGAAAGGCTCT</text:p>
      <text:p text:style-name="Preformatted_20_Text">Masked <text:s text:c="9"/>GTACATAAAAATTCTGTAGCAGCATTGAGCTTTTATACACTGCTGGACCAGAAAGG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TTCTGATGTTATCAGCCATGAAGAGATGAAGTATCAAAAGTCAGTGCAGAGAAATA</text:p>
      <text:p text:style-name="Preformatted_20_Text">Masked <text:s text:c="9"/>ATTTTTCTGATGTTATCAGCCATGAAGAGATGAAGTATCAAAAGTCAGTGCAGAGAA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TCAGGTTATTAGAGGAAGAAAATGGCTTTGATTTAAAACATTCAGGAAAATCTGTG</text:p>
      <text:p text:style-name="Preformatted_20_Text">Masked <text:s text:c="9"/>CAGTTCAGGTTATTAGAGGAAGAAAATGGCTTTGATTTAAAACATTCAGGAAAATC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GAGAAGTGCATTTGGTAGGTAATGAAGCCTGAATACACAAAAACCTGGGAGCC</text:p>
      <text:p text:style-name="Preformatted_20_Text">Masked <text:s text:c="9"/>CCAGAAGGAGAAGTGCATTTGGTAGGTAATGAAGCCTGAATACACAAAAACCTGGG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GAATGAAAAAAAAACCAAAATATTTTTTCTTTTATAATTCAGCCAAAGATTAGAGA</text:p>
      <text:p text:style-name="Preformatted_20_Text">Masked <text:s text:c="9"/>TTGAGAATGAAAAAAAAACCAAAATATTTTTTCTTTTATAATTCAGCCAAAGATTAG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CATAACTGTATATTATAGACATGTTCTCAGAGATCATAAAATGAATGAATGCTCATT</text:p>
      <text:p text:style-name="Preformatted_20_Text">Masked <text:s text:c="9"/>AAACATAACTGTATATTATAGACATGTTCTCAGAGATCATAAAATGAATGAATGCTC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TGTCATTTGTCCTTCACAGTGCTGCTGTGTATCCCAAACAAATGCTGTTAAAAATTC</text:p>
      <text:p text:style-name="Preformatted_20_Text">Masked <text:s text:c="9"/>CACTGTCATTTGTCCTTCACAGTGCTGCTGTGTATCCCAAACAAATGCTGTTAAAAA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AGGTTTCTGATAATAAGCAAAACAAGGATTTTGCTGATAACTTTTCCTGTGAAGGC</text:p>
      <text:p text:style-name="Preformatted_20_Text">Masked <text:s text:c="9"/>TGTTAGGTTTCTGATAATAAGCAAAACAAGGATTTTGCTGATAACTTTTCCTGTGAA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GATAGACCACATACACTTTCAATAAAGGAAGTGCACAGTGAAAGACAAAGAACATTTT</text:p>
      <text:p text:style-name="Preformatted_20_Text">Masked <text:s text:c="9"/>TGGATAGACCACATACACTTTCAATAAAGGAAGTGCACAGTGAAAGACAAAGAAC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CTCTCTCCAGTACAGTACATACTCTTTAGCAGAACTGTAAAGACAGAGAGGCTGAAA</text:p>
      <text:p text:style-name="Preformatted_20_Text">Masked <text:s text:c="9"/>TGACTCTCTCCAGTACAGTACATACTCTTTAGCAGAACTGTAAAGACAGAGAGGCT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GGTAAGTACAGAGCTCTATTCATTTTCTTTTTATTATATGAATGCATAATATTTAG</text:p>
      <text:p text:style-name="Preformatted_20_Text">Masked <text:s text:c="9"/>CCATGGTAAGTACAGAGCTCTATTCATTTTCTTTTTATTATATGAATGCATAATATTT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TAAAACTATATGAGATGCAACTGTAAAGCTTTAAACATATTTATAATAATTTTCAAT</text:p>
      <text:p text:style-name="Preformatted_20_Text">Masked <text:s text:c="9"/>TATTAAAACTATATGAGATGCAACTGTAAAGCTTTAAACATATTTATAATAATTTTCAAT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CAGTTTCTTGCAGCTCACTTCCTGCTTTTGAGGGCATGAAGAAACTTTTTAATTTTTTC</text:p>
      <text:p text:style-name="Preformatted_20_Text">Masked <text:s text:c="9"/>TCAGTTTCTTGCAGCTCACTTCCTGCTTTTGAGGGCATGAAGAAACTTTTTAATTTTT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CTTCATCATATGAACCAGTTTCTGTATGTCTTACAGATTCTGAAATTCAAAAGTA</text:p>
      <text:p text:style-name="Preformatted_20_Text">Masked <text:s text:c="9"/>TGTTTCTTCATCATATGAACCAGTTTCTGTATGTCTTACAGATTCTGAAATTCAAAAG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AAGAGACAACAGCTTCTTTCAAGACTAAGCTGAAAAATAAGTTTGTAGATCTAAAGG</text:p>
      <text:p text:style-name="Preformatted_20_Text">Masked <text:s text:c="9"/>AGGAAGAGACAACAGCTTCTTTCAAGACTAAGCTGAAAAATAAGTTTGTAGATCTA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TCTGCAGTCAGGTGTCAATATGATACCAAGCCAGAAATGAGAGGTAAAGCTCTTTAA</text:p>
      <text:p text:style-name="Preformatted_20_Text">Masked <text:s text:c="9"/>AATTCTGCAGTCAGGTGTCAATATGATACCAAGCCAGAAATGAGAGGTAAAGCTCTT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GATATTTCCAGGAAGACATTGTACTGTCTTCATTCAGAAGAACTTTGAAACTAAAAACA</text:p>
      <text:p text:style-name="Preformatted_20_Text">Masked <text:s text:c="9"/>CGATATTTCCAGGAAGACATTGTACTGTCTTCATTCAGAAGAACTTTGAAACTAA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AGATTTATGCTTCTAGGTGTAAATTTGCAGTACAGCTGATTTTTTTTTAAACTAAT</text:p>
      <text:p text:style-name="Preformatted_20_Text">Masked <text:s text:c="9"/>AACAAGATTTATGCTTCTAGGTGTAAATTTGCAGTACAGCTGATTTTTTTTTAAA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CTGTTCTTTTTTCATAAAAAGATTATTTAAAATTCAAAAACCTACATACTTGCAGATC</text:p>
      <text:p text:style-name="Preformatted_20_Text">Masked <text:s text:c="9"/>ATCTGTTCTTTTTTCATAAAAAGATTATTTAAAATTCAAAAACCTACATACTTGC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TCTAAGTATTTTATTAATAAACTGATTCAACAATTTCAAGTCAAATGATTTTAAAG</text:p>
      <text:p text:style-name="Preformatted_20_Text">Masked <text:s text:c="9"/>TTTTTCTAAGTATTTTATTAATAAACTGATTCAACAATTTCAAGTCAAATGATTTTA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TAAAAATTGTGTAGTCTGAATAGCTTTTTACACCACCTTTTCCTCAGGAAGTATCT</text:p>
      <text:p text:style-name="Preformatted_20_Text">Masked <text:s text:c="9"/>ATGTTAAAAATTGTGTAGTCTGAATAGCTTTTTACACCACCTTTTCCTCAGGAAGT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CTCTTGGAGTACCTTGTATACTTTTGCCATGGGAAATATGCTCATACAAAGCTAT</text:p>
      <text:p text:style-name="Preformatted_20_Text">Masked <text:s text:c="9"/>CAGAACTCTTGGAGTACCTTGTATACTTTTGCCATGGGAAATATGCTCATACAAA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CTAAAGAGCTTTTCTTTATTTGAATCTGCTTATCTGTTTTAAGAGGAAAAAGGTATTT</text:p>
      <text:p text:style-name="Preformatted_20_Text">Masked <text:s text:c="9"/>CTCTAAAGAGCTTTTCTTTATTTGAATCTGCTTATCTGTTTTAAGAGGAAAAAGGTA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AAACCTAGAGAGGAACCCAAGCCATAGAATTCAGTATCTTCATAGGCAAAATAGTC</text:p>
      <text:p text:style-name="Preformatted_20_Text">Masked <text:s text:c="9"/>TATGAAACCTAGAGAGGAACCCAAGCCATAGAATTCAGTATCTTCATAGGCAAAATA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ATGTCCATCACAAATTGGACAAGAAAAATGACAGTGTGAAATAGGATTGAATGCAGAA</text:p>
      <text:p text:style-name="Preformatted_20_Text">Masked <text:s text:c="9"/>TAATGTCCATCACAAATTGGACAAGAAAAATGACAGTGTGAAATAGGATTGAATGCA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CAGTTTACATTTAACAGTGTTTAACCAAGTTTGGAGGGTTTGGGCAGAGGCTGTCTCT</text:p>
      <text:p text:style-name="Preformatted_20_Text">Masked <text:s text:c="9"/>CACAGTTTACATTTAACAGTGTTTAACCAAGTTTGGAGGGTTTGGGCAGAGGCTGTC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TTTTACACAAAGATCGAGTTCTTCCTGAATCTGAAGAAATGGCCTCAAAAGTATTTCAG</text:p>
      <text:p text:style-name="Preformatted_20_Text">Masked <text:s text:c="9"/>GTTTTACACAAAGATCGAGTTCTTCCTGAATCTGAAGAAATGGCCTCAAAAGTATTTCA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AACATTTTGGGTATTTAAAATATAAAACAGATATTTCTTGTTTATTTCTGTTGTATGAA</text:p>
      <text:p text:style-name="Preformatted_20_Text">Masked <text:s text:c="9"/>TAACATTTTGGGTATTTAAAATATAAAACAGATATTTCTTGTTTATTTCTGTTGTA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CAGTGTGTAGGAACAAGTGAGGGAAAAAAAAAAACATTGTGCTTGTATGTGCAAAAA</text:p>
      <text:p text:style-name="Preformatted_20_Text">Masked <text:s text:c="9"/>TCCCAGTGTGTAGGAACAAGTGAGGGAAAAAAAAAAACATTGTGCTTGTATGTG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CAACTCAAGTTATTTGATTTACTCTGGATATACACATATGTGAATGGGATCCAAAAA</text:p>
      <text:p text:style-name="Preformatted_20_Text">Masked <text:s text:c="9"/>ATTCAACTCAAGTTATTTGATTTACTCTGGATATACACATATGTGAATGGGATCCAA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CAGCAGTTCTAACAAATTAGCATCTTACTGTGCTTTTAAATGCTGAGTTCCTGTTG</text:p>
      <text:p text:style-name="Preformatted_20_Text">Masked <text:s text:c="9"/>AGCACAGCAGTTCTAACAAATTAGCATCTTACTGTGCTTTTAAATGCTGAGTTCCTGT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CAGAGATTGTTTAACTCAAGCGTCCCATTCAGCATTCTCAAGTACACATGGAGCCTT</text:p>
      <text:p text:style-name="Preformatted_20_Text">Masked <text:s text:c="9"/>TTACAGAGATTGTTTAACTCAAGCGTCCCATTCAGCATTCTCAAGTACACATGGAGCC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GTCTGCAAAACTCTACATTACAATTTGCAAGACAAATTATATTACAGTTATGCTATT</text:p>
      <text:p text:style-name="Preformatted_20_Text">Masked <text:s text:c="9"/>TGTGTCTGCAAAACTCTACATTACAATTTGCAAGACAAATTATATTACAGTTATGC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CATGACTCAAATGTATAGCTGCTTTTGTGAAAAGGTTTGTTTAGAAGGAGCATGTAAA</text:p>
      <text:p text:style-name="Preformatted_20_Text">Masked <text:s text:c="9"/>GGCATGACTCAAATGTATAGCTGCTTTTGTGAAAAGGTTTGTTTAGAAGGAGCATGT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CAAATACATTGAACACAAGGTTTCTGCTGTTGCCAAATGCAGTTTGAAAATAAACA</text:p>
      <text:p text:style-name="Preformatted_20_Text">Masked <text:s text:c="9"/>TATGCAAATACATTGAACACAAGGTTTCTGCTGTTGCCAAATGCAGTTTGAAAATA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CAACAGTTCTACCTTTTCTTCAAATTCTTTTTAAGTTTCAGATTGGTTTATCTGAA</text:p>
      <text:p text:style-name="Preformatted_20_Text">Masked <text:s text:c="9"/>ACAACAACAGTTCTACCTTTTCTTCAAATTCTTTTTAAGTTTCAGATTGGTTTATCTG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AAATATGACTGACAGTTCAAAGCAATGCAAACCATGTATTCATATTCCATTTCCCTA</text:p>
      <text:p text:style-name="Preformatted_20_Text">Masked <text:s text:c="9"/>TCCAAATATGACTGACAGTTCAAAGCAATGCAAACCATGTATTCATATTCCATTTCCC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TATTATATACTGTATGGAAAAAGGAGTGCTTTCATCTCTGCATCACAGGCAACCCA</text:p>
      <text:p text:style-name="Preformatted_20_Text">Masked <text:s text:c="9"/>GCAGTATTATATACTGTATGGAAAAAGGAGTGCTTTCATCTCTGCATCACAGGCAA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CATCACTAAGGAAGCAAATCACAATATTTGATGCTGCAGGGATGGAAATTTGTATT</text:p>
      <text:p text:style-name="Preformatted_20_Text">Masked <text:s text:c="9"/>AAAGCATCACTAAGGAAGCAAATCACAATATTTGATGCTGCAGGGATGGAAATTTGT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GCAATACAGGTTAGGTGAAAAGAAAAAAGAAGTAGGTGAAAAGGAAAAAGAAAAAAA</text:p>
      <text:p text:style-name="Preformatted_20_Text">Masked <text:s text:c="9"/>ATAGCAATACAGGTTAGGTG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AAAAGAAAGAAAGTGGAAAGCAAAATAACTGAAAAGGTTAGAGTGAGGGATAATGAGGGA</text:p>
      <text:p text:style-name="Preformatted_20_Text">Masked <text:s text:c="9"/>NNNNNNNNNNNNNNNNNNNNNNNNNTAACTGAAAAGGTTAGAGTGAGGGATAATGAGGGA</text:p>
      <text:p text:style-name="Preformatted_20_Text"><text:s text:c="41"/>***********************************</text:p>
      <text:p text:style-name="Preformatted_20_Text"/>
      <text:p text:style-name="Preformatted_20_Text">Unmasked <text:s text:c="7"/>AAGTGCATTTTCTGACAGTTTTACACATGACAGAGATTGAACTGGTTGAGATAACAAATT</text:p>
      <text:p text:style-name="Preformatted_20_Text"><text:soft-page-break/>Masked <text:s text:c="9"/>AAGTGCATTTTCTGACAGTTTTACACATGACAGAGATTGAACTGGTTGAGATAACA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CCCTACAAAGATGACAAAGAACTGAGACTGGCATAATCTGGCTGAGGCCGACTCTGC</text:p>
      <text:p text:style-name="Preformatted_20_Text">Masked <text:s text:c="9"/>TATCCCTACAAAGATGACAAAGAACTGAGACTGGCATAATCTGGCTGAGGCCGACT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AATGCAGAAGGAAGATGTGGCAGGAGCAGATCTAGGTCCCATGGAATCCCAAGATC</text:p>
      <text:p text:style-name="Preformatted_20_Text">Masked <text:s text:c="9"/>TTTTAATGCAGAAGGAAGATGTGGCAGGAGCAGATCTAGGTCCCATGGAATCCCAA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TGAGGGCCAAAACAGAGTTCAGTATTTTATTTCTGTCTGTCATAACAGAGCCAAGT</text:p>
      <text:p text:style-name="Preformatted_20_Text">Masked <text:s text:c="9"/>CAAATGAGGGCCAAAACAGAGTTCAGTATTTTATTTCTGTCTGTCATAACAGAGCC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ACCAAAAGACATAGACATTATAAAGTATGAAAAAATAATTACACTACACCAACAGC</text:p>
      <text:p text:style-name="Preformatted_20_Text">Masked <text:s text:c="9"/>CCAAACCAAAAGACATAGACATTATAAAGTATGAAAAAATAATTACACTACACCAA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TGGTAGTTGTTGCCTCATGTGAGATAGAAGCTGATGAATGAAAAGGAAAAGATTGCA</text:p>
      <text:p text:style-name="Preformatted_20_Text">Masked <text:s text:c="9"/>TGCTGGTAGTTGTTGCCTCATGTGAGATAGAAGCTGATGAATGAAAAGGAAAAGATT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TCCTTTGACCTAAGGCCAAGACTAGCTGTGTTGATTTCTAAGCTAGAAAAATAACAC</text:p>
      <text:p text:style-name="Preformatted_20_Text">Masked <text:s text:c="9"/>TTTTCCTTTGACCTAAGGCCAAGACTAGCTGTGTTGATTTCTAAGCTAGAAAAATAAC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ACACAAGCCTGCCTTCCTGCAGTGCTACTGGTAATTTGTAGGTTAAGAAGTAAAAGA</text:p>
      <text:p text:style-name="Preformatted_20_Text">Masked <text:s text:c="9"/>TCAACACAAGCCTGCCTTCCTGCAGTGCTACTGGTAATTTGTAGGTTAAGAAGTAA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GTTTGGGATATGAGATAAATCCATGAATGCAGATATGGCTAAGGATATTGGTAAATCT</text:p>
      <text:p text:style-name="Preformatted_20_Text">Masked <text:s text:c="9"/>ACGTTTGGGATATGAGATAAATCCATGAATGCAGATATGGCTAAGGATATTGGTAAA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TGGATTTACTGTTAAAATAGAATTTCTGTTAAAAGTTGTCCAGAAAAGCGGAATACT</text:p>
      <text:p text:style-name="Preformatted_20_Text">Masked <text:s text:c="9"/>ATTTGGATTTACTGTTAAAATAGAATTTCTGTTAAAAGTTGTCCAGAAAAGCGGAA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GCATCTACTTAGTCATAACATCCAAGCAGAGCTAGGACTCAGACAGTGAGTTGCTG</text:p>
      <text:p text:style-name="Preformatted_20_Text">Masked <text:s text:c="9"/>GCTGGCATCTACTTAGTCATAACATCCAAGCAGAGCTAGGACTCAGACAGTGAGTTG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GCAAGGAGGGCCCATTGAAGTTCATCGTACTGAAATCTCTGATTCCTTTTAGAATT</text:p>
      <text:p text:style-name="Preformatted_20_Text">Masked <text:s text:c="9"/>TGTAGCAAGGAGGGCCCATTGAAGTTCATCGTACTGAAATCTCTGATTCCTTTTAGAA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GCAAGATCCAAAATACAAATACAAACATCAACCTGCATTTTCAGGGTACCTCAAT</text:p>
      <text:p text:style-name="Preformatted_20_Text">Masked <text:s text:c="9"/>TCAGAGCAAGATCCAAAATACAAATACAAACATCAACCTGCATTTTCAGGGTACCTC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AAGGCATTCGCATTGCCTTAGAAATGTTACGAATTTCTCATTTAATTCCTAATAGA</text:p>
      <text:p text:style-name="Preformatted_20_Text">Masked <text:s text:c="9"/>TTGGAAGGCATTCGCATTGCCTTAGAAATGTTACGAATTTCTCATTTAATTCCTAA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TCATTCACCTCATATGAAGTTTGATAAAAAAATTTCCATACAATTAATTTCTGGA</text:p>
      <text:p text:style-name="Preformatted_20_Text">Masked <text:s text:c="9"/>TTCTGTCATTCACCTCATATGAAGTTTGATAAAAAAATTTCCATACAATTAATTTCTGGA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AACATCTGTACTATAATTTACCTTGAAATAACTCTTTCATGGTTCTGTGTCATATTTCT</text:p>
      <text:p text:style-name="Preformatted_20_Text">Masked <text:s text:c="9"/>AAACATCTGTACTATAATTTACCTTGAAATAACTCTTTCATGGTTCTGTGTCATATTT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GCATTTACTTTGGAAAGGATTCCATCTATTCCCAGAATAGTTAAAATATTTTAACCC</text:p>
      <text:p text:style-name="Preformatted_20_Text">Masked <text:s text:c="9"/>ATTGCATTTACTTTGGAAAGGATTCCATCTATTCCCAGAATAGTTAAAATATTTTAAC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AGACCAAATTTCTGTCACACAAAACAAATAGCCAGTTAGTGATGTCAGAAAACAAA</text:p>
      <text:p text:style-name="Preformatted_20_Text">Masked <text:s text:c="9"/>TTTGAGACCAAATTTCTGTCACACAAAACAAATAGCCAGTTAGTGATGTCAGANNNNNNN</text:p>
      <text:p text:style-name="Preformatted_20_Text"><text:s text:c="16"/>***************************************************** <text:s text:c="6"/></text:p>
      <text:p text:style-name="Preformatted_20_Text"/>
      <text:p text:style-name="Preformatted_20_Text">Unmasked <text:s text:c="7"/>CAAACAAACAAACAAACCCTCCTATTTATAAGTGGTTACACTAGATATTATTCAGCAATT</text:p>
      <text:p text:style-name="Preformatted_20_Text">Masked <text:s text:c="9"/>NNNNNNNNNNNNNNNNNCCTCCTATTTATAAGTGGTTACACTAGATATTATTCAGCAATT</text:p>
      <text:p text:style-name="Preformatted_20_Text"><text:s text:c="33"/>*******************************************</text:p>
      <text:p text:style-name="Preformatted_20_Text"/>
      <text:p text:style-name="Preformatted_20_Text">Unmasked <text:s text:c="7"/>CAGGGTCCTCACACCGAAATCCAGCACTCCTAAGTACTCCTAAGAACTATATGCTGGAAG</text:p>
      <text:p text:style-name="Preformatted_20_Text">Masked <text:s text:c="9"/>CAGGGTCCTCACACCGAAATCCAGCACTCCTAAGTACTCCTAAGAACTATATGCT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GTGTGGAGCACACCATTATCACATACCAACTCACTGGCAGTAATGACCTGGAAAAAT</text:p>
      <text:p text:style-name="Preformatted_20_Text">Masked <text:s text:c="9"/>TTTGTGTGGAGCACACCATTATCACATACCAACTCACTGGCAGTAATGACCTGGAA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AAAGGTACAAATGGTAGATGAATTGTCTGGGCAACCCCAGCAGTACAAAAGAAGTCTC</text:p>
      <text:p text:style-name="Preformatted_20_Text">Masked <text:s text:c="9"/>AGAAAGGTACAAATGGTAGATGAATTGTCTGGGCAACCCCAGCAGTACAAAAGAAG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CCTCCTTAGGGGTCTGTATCTTAGCTATGGAGAGAAAAAACATTGATGAGGAGTAA</text:p>
      <text:p text:style-name="Preformatted_20_Text">Masked <text:s text:c="9"/>TCTTCCTCCTTAGGGGTCTGTATCTTAGCTATGGAGAGAAAAAACATTGATGAGGAG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ATCGGTGACGTCATCATGTGGGGCAGCACAGTAGAAGCAGATTTTGAGAAAGAGAAG</text:p>
      <text:p text:style-name="Preformatted_20_Text">Masked <text:s text:c="9"/>TGTATCGGTGACGTCATCATGTGGGGCAGCACAGTAGAAGCAGATTTTGAGAAAGA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ACAGTTCAAGTCCCTCTGAAAGTCACTTCTGAAATGAACTAAGTTCAAGGTACCTGC</text:p>
      <text:p text:style-name="Preformatted_20_Text">Masked <text:s text:c="9"/>AAAACAGTTCAAGTCCCTCTGAAAGTCACTTCTGAAATGAACTAAGTTCAAGGTA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AGAAATCCATTTTAGGAATAAAATGGCAAGATGAACATTATCAGATCCCAATGGATG</text:p>
      <text:p text:style-name="Preformatted_20_Text">Masked <text:s text:c="9"/>ACAAGAAATCCATTTTAGGAATAAAATGGCAAGATGAACATTATCAGATCCCAATGGA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TCAACAAAACTGCTGTCTCCACCAAGTAGCAAAAAGGAAACACAAGCTTTCTTAAAT</text:p>
      <text:p text:style-name="Preformatted_20_Text">Masked <text:s text:c="9"/>TGATCAACAAAACTGCTGTCTCCANNNNNNNNNNNNNNNNNNNNNNNNNNNNNNNNNNNN</text:p>
      <text:p text:style-name="Preformatted_20_Text"><text:s text:c="16"/>************************ <text:s text:c="35"/></text:p>
      <text:p text:style-name="Preformatted_20_Text"/>
      <text:p text:style-name="Preformatted_20_Text">Unmasked <text:s text:c="7"/>TCTGTGGGGTTTTGGAGAATGTGTATTCTTATTTACAGTCTGATTGTAAACCCTTTAAA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GTGACCCAGATGAAGAACAGTTTCACATGGAGTTCTGAGCAACAGCAATTCTTTG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AAATTAAACAGGAGATAGTTCATGCATTAGTCCTTGAGCCAGTCGAGGCATGACAAGGT</text:p>
      <text:p text:style-name="Preformatted_20_Text">Masked <text:s text:c="9"/>NNNNNNNNNNNNNNNNNNNNNNNNNNNNNNNNNNNNNNNNNNNNNNNGGCATGACAAGGT</text:p>
      <text:p text:style-name="Preformatted_20_Text"><text:s text:c="63"/>*************</text:p>
      <text:p text:style-name="Preformatted_20_Text"><text:soft-page-break/></text:p>
      <text:p text:style-name="Preformatted_20_Text">Unmasked <text:s text:c="7"/>GTAAAAAACATGGTCTGTGCTGCAGCCAGGGAGAATGGCCCCACCTGGAGCCCGTGGCAG</text:p>
      <text:p text:style-name="Preformatted_20_Text">Masked <text:s text:c="9"/>GTAAAAAACATGGTCTGTGCTGCAGCCAGGGAGAATGGCCCCACCTGGAGCCCGTGG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GCCTCAGGGGAGATTCGACGTCAACCTCTAGTTTTGGAGTCAGGGAAACAGAGGATC</text:p>
      <text:p text:style-name="Preformatted_20_Text">Masked <text:s text:c="9"/>GGAGCCTCAGGGGAGATTCGACGTCAACCTCTAGTTTTGGAGTCAGGGAAACAGAGG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GGCCCTCTATACTCCACCTGAAAAAAAAATATTGGCAACAAATGAAGGAGTTTGAGC</text:p>
      <text:p text:style-name="Preformatted_20_Text">Masked <text:s text:c="9"/>TGAGGCCCTCTATACTCCACCTGAAAAAAAAATATTGGCAACAAATGAAGGAGTTTG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TTTTGCAAGTGGTTGGTACTAAAACACAGCTCCTATTGACACGTTGACTGCCCATGCT</text:p>
      <text:p text:style-name="Preformatted_20_Text">Masked <text:s text:c="9"/>TGTTTTGCAAGTGGTTGGTACTAAAACACAGCTCCTATTGACACGTTGACTGCCCAT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GCTGGACATTCAAAGTGAGGGTCCTCTCTACAAATCATGCAACTGATGAGACCACTAC</text:p>
      <text:p text:style-name="Preformatted_20_Text">Masked <text:s text:c="9"/>GGGCTGGACATTCAAAGTGAGGGTCCTCTCTACAAATCATGCAACTGATGAGACCA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TCATGCAGCTCTGTCTCTAATCCTTTCATTACTCTAACACTAGATTACCACTGATAT</text:p>
      <text:p text:style-name="Preformatted_20_Text">Masked <text:s text:c="9"/>AAATCATGCAGCTCTGTCTCTAATCCTTTCATTACTCTAACACTAGATTACCACTG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ATATTTTGACATGAATATTCTTGACATGAGATTTCTGTCAAATTCCTTTTGGTCAGCC</text:p>
      <text:p text:style-name="Preformatted_20_Text">Masked <text:s text:c="9"/>GAATATTTTGACATGAATATTCTTGACATGAGATTTCTGTCAAATTCCTTTTGGTCA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AAGAGCAGCTGTGATGGATTGTCTTTATGTAGCAGCCTTCAAGAATAAACAGTAAGA</text:p>
      <text:p text:style-name="Preformatted_20_Text">Masked <text:s text:c="9"/>TATAAGAGCAGCTGTGATGGATTGTCTTTATGTAGCAGCCTTCAAGAATAAACAGT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ATGGACATGCCTTAGCCTAACACTAGTGCTTTTCTCCTTCCTGCTACTCTTCTCCCCA</text:p>
      <text:p text:style-name="Preformatted_20_Text">Masked <text:s text:c="9"/>ATATGGACATGCCTTAGCCTAACACTAGTGCTTTTCTCCTTCCTGCTACTCTTCTCCC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TACAGTAAGTAGCTAATCTACCCTCCACAATCAATATATCCTGTGCAATCAATGAGTTT</text:p>
      <text:p text:style-name="Preformatted_20_Text">Masked <text:s text:c="9"/>CTACAGTAAGTAGCTAATCTACCCTCCACAATCAATATATCCTGTGCAATCAATGAG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ACAATCCATCCTTTAATGGATGCCCAGCTGACTTACCTTTCAATCTAGCCACAGCT</text:p>
      <text:p text:style-name="Preformatted_20_Text">Masked <text:s text:c="9"/>CATAACAATCCATCCTTTAATGGATGCCCAGCTGACTTACCTTTCAATCTAGCCACAG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AAAAAAAAATTGGCAGTGTAAACAATGGAAAAATGGAAAATATTATTATGGGCCTGC</text:p>
      <text:p text:style-name="Preformatted_20_Text">Masked <text:s text:c="9"/>CAGAAAAAAAAATTGGCAGTGTAAACAATGGAAAAATGGAAAATATTATTATGGGC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CTATCTGATATTCAGCAATGTGCCTGGTGTGCAGCAGCATACCTGGCACGCTGGAAA</text:p>
      <text:p text:style-name="Preformatted_20_Text">Masked <text:s text:c="9"/>AATCTATCTGATATTCAGCAATGTGCCTGGTGTGCAGCAGCATACCTGGCACGCTGG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GGGCTTGCAGCTGGCACAACTCAGCATCAAGAAGCCTCTCCCCTCCTCTTCCCCACT</text:p>
      <text:p text:style-name="Preformatted_20_Text">Masked <text:s text:c="9"/>GCAGGGCTTGCAGCTGGCACAACTCAGCATCAAGAAGCCTCTCCCCTCCTCTTCCCC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TTTGTCCCATCACTAGCACTTCAGCACTTGGAGCAGAAAGTCTCCTATTTGTCATGG</text:p>
      <text:p text:style-name="Preformatted_20_Text">Masked <text:s text:c="9"/>TTGTTTGTCCCATCACTAGCACTTCAGCACTTGGAGCAGAAAGTCTCCTATTTGTCATGG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ATGGTAGCCACTGTGAGGAGACAGCAAAACTAAAATAGACTGATAAATTAGGTTTCTACT</text:p>
      <text:p text:style-name="Preformatted_20_Text">Masked <text:s text:c="9"/>ATGGTAGCCACTGTGAGGAGACAGCAAAACTAAAATAGACTGATAAATTAGGTTTCTAC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CATTTGCACATACCTTGTAGCCAGCAGATTCAAGTTCATGCAAATAATAGACACAGT</text:p>
      <text:p text:style-name="Preformatted_20_Text">Masked <text:s text:c="9"/>TCTCATTTGCACATACCTTGTAGCCAGCAGATTCAAGTTCATGCAAATAATAGACAC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ACTAAATTAATAAGATTAAATGGAAGTAGAAACGGAAATGAGAGGCATAGAAAAC</text:p>
      <text:p text:style-name="Preformatted_20_Text">Masked <text:s text:c="9"/>AAGCTACTAAATTAATAAGATTAAATGGAAGTAGAAACGGAAATGAGAGGCATAGAAA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TGCAAAAAAGGGAAAATCCAATCAGACTTTTTTCCACTGAGGGAAATCAAATACTG</text:p>
      <text:p text:style-name="Preformatted_20_Text">Masked <text:s text:c="9"/>AAGCTGCAAAAAAGGGAAAATCCAATCAGACTTTTTTCCACTGAGGGAAATCAAATA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GACAGATCTACATGACAGCATCATATCCATCCTTGCAGGTAGTCAAAATGCAGTGAAGG</text:p>
      <text:p text:style-name="Preformatted_20_Text">Masked <text:s text:c="9"/>GGACAGATCTACATGACAGCATCATATCCATCCTTGCAGGTAGTCAAAATGCAGTGA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CTTTGAGTAATTTGGTAAGCACTGTCCATGTTCTGAGCAGAAAGTTGGACAAGACG</text:p>
      <text:p text:style-name="Preformatted_20_Text">Masked <text:s text:c="9"/>AATACTTTGAGTAATTTGGTAAGCACTGTCCATGTTCTGAGCAGAAAGTTGGACAAGAC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CCACTCTACCTAACATTCTGAGGCTGATTTGCAATGAAAGTGATCCCTCCATTAGAGG</text:p>
      <text:p text:style-name="Preformatted_20_Text">Masked <text:s text:c="9"/>ACCCACTCTACCTAACATTCTGAGGCTGATTTGCAATGAAAGTGATCCCTCCATTAGA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CTGTTGTGCAAGTACTGGGCATAACACCACAGGAAAAAAAAAAACATGTAAAATAAT</text:p>
      <text:p text:style-name="Preformatted_20_Text">Masked <text:s text:c="9"/>TCACTGTTGTGCAAGTACTGGGCATAACACCACAGGAAAAAAAAAAACATGTAAAA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GAGAGAGTGTGATGTGTGAAGTAGTGTTCCCTTCCGTCTGACAGCTGAAAAGTGAC</text:p>
      <text:p text:style-name="Preformatted_20_Text">Masked <text:s text:c="9"/>TGCAGAGAGAGTGTGATGTGTGAAGTAGTGTTCCCTTCCGTCTGACAGCTGAAAAG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ATGTCTTGCTACAGCACAGGTGTACAGTGGAAGAGGGGAAACAACCCAACCACATCTC</text:p>
      <text:p text:style-name="Preformatted_20_Text">Masked <text:s text:c="9"/>ACATGTCTTGCTACAGCACAGGTGTACAGTGGAAGAGGGGAAACAACCCAACCACAT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GTTTCCTAGTTAGCATGTGCCAGCTAGGGGTTAAAAGGGACAGTGCAAGGAGAGCA</text:p>
      <text:p text:style-name="Preformatted_20_Text">Masked <text:s text:c="9"/>CCAAGTTTCCTAGTTAGCATGTGCCAGCTAGGGGTTAAAAGGGACAGTGCAAGGAGAG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GAGGGGAGTCGTAGGAAAAAAGAAACAAACGAACAAACAAAAACAAAACAAAAACAGA</text:p>
      <text:p text:style-name="Preformatted_20_Text">Masked <text:s text:c="9"/>GAGAGGGGAGTCGTAGGNNNNNNNNNNNNNNNNNNNNNNNNNNNNNNNNNNNNNNACAGA</text:p>
      <text:p text:style-name="Preformatted_20_Text"><text:s text:c="16"/>***************** <text:s text:c="37"/>*****</text:p>
      <text:p text:style-name="Preformatted_20_Text"/>
      <text:p text:style-name="Preformatted_20_Text">Unmasked <text:s text:c="7"/>AGAGTAGGACCAGAAGGAAGGATTCTTTTTTAAAAATAAAATGTGGATATATCAGCTGGC</text:p>
      <text:p text:style-name="Preformatted_20_Text">Masked <text:s text:c="9"/>AGAGTAGGACCAGAAGGAAGGATTCTTTTTTAAAAATAAAATGTGGATATATCAGCTG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CTTATGCAGATAGAGTATATACTCTCTACAAAAGCCGAAAGGACTTTTTTTGAGGGG</text:p>
      <text:p text:style-name="Preformatted_20_Text">Masked <text:s text:c="9"/>ACTCTTATGCAGATAGAGTATATACTCTCTACAAAAGCCGAAAGGACTTTTTTTGAGGG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GGAGGGAGCAGGTTATATCACAGATTGACAATCACTTTGAAGCCAGCAAACTTTGCAA</text:p>
      <text:p text:style-name="Preformatted_20_Text"><text:soft-page-break/>Masked <text:s text:c="9"/>AGGGAGGGAGCAGGTTATATCACAGATTGACAATCACTTTGAAGCCAGCAAACTTTGC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ACCTGCTACCATCTACAAGGATTAAAGTTCATTGGTAGTCAAAAAAAAGCCTTTTGA</text:p>
      <text:p text:style-name="Preformatted_20_Text">Masked <text:s text:c="9"/>CCAACCTGCTACCATCTACAAGGATTAAAGTTCATTGGTAGTCAAAAAAAAGCCTTT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CCCCAAAGACTTGGCCATAGAAAGGGTGTTAGTATTATGTAAATCTTAGGCAGAAGT</text:p>
      <text:p text:style-name="Preformatted_20_Text">Masked <text:s text:c="9"/>AAGCCCCAAAGACTTGGCCATAGAAAGGGTGTTAGTATTATGTAAATCTTAGGC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GTACGTAAATTTTTGTTGAAGCTTTGTCTCTAAAATCATTTGGATAAAACTGGATTTT</text:p>
      <text:p text:style-name="Preformatted_20_Text">Masked <text:s text:c="9"/>GCGTACGTAAATTTTTGTTGAAGCTTTGTCTCTAAAATCATTTGGATAAAACTGGA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TTTAATTATGATTGTCTTTGGTTTGAATTCCTGTGGAAACATTCCTGAAGTTAGTT</text:p>
      <text:p text:style-name="Preformatted_20_Text">Masked <text:s text:c="9"/>CATTTTTAATTATGATTGTCTTTGGTTTGAATTCCTGTGGAAACATTCCTGAAGTTA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TGTTTTGAAATGTTTATTTTGGGATTGTTATTTAGGCTATGTCATATAGATGTCAAGA</text:p>
      <text:p text:style-name="Preformatted_20_Text">Masked <text:s text:c="9"/>TATGTTTTGAAATGTTTATTTTGGGATTGTTATTTAGGCTATGTCATATAGATGTCA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TACTAGACTAAGAAATCATATAAATGACTGTTTTTATTTTTAATTAAACTTCAACA</text:p>
      <text:p text:style-name="Preformatted_20_Text">Masked <text:s text:c="9"/>ACTATACTAGACTAAGAAATCATATAAATGACTGTTTTTATTTTTAATTAAACTTCA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CTGAACTTAACATTTTTCCAGATGCCTAATTTCATTTCTGGCAATCTTATAAGGTGTG</text:p>
      <text:p text:style-name="Preformatted_20_Text">Masked <text:s text:c="9"/>TTCTGAACTTAACATTTTTCCAGATGCCTAATTTCATTTCTGGCAATCTTATAAGGTG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GTCACGCTACAAAATTCACACTCACCAAAAAAAAAAAAAAAAAAAAAAAAAAAAAAG</text:p>
      <text:p text:style-name="Preformatted_20_Text">Masked <text:s text:c="9"/>TTGGTCACGCTACAAAATTCACACTCACCNNNNNNNNNNNNNNNNNNNNNNNNNNNNNNG</text:p>
      <text:p text:style-name="Preformatted_20_Text"><text:s text:c="16"/>***************************** <text:s text:c="29"/>*</text:p>
      <text:p text:style-name="Preformatted_20_Text"/>
      <text:p text:style-name="Preformatted_20_Text">Unmasked <text:s text:c="7"/>TTTTGAGGTTTGACTAGTATTTTGAAAAGTATCAAAAATATAGTGGTCTTATTTGGCAGA</text:p>
      <text:p text:style-name="Preformatted_20_Text">Masked <text:s text:c="9"/>TTTTGAGGTTTGACTAGTATTTTGAAAAGTATCAAAAATATAGTGGTCTTATTTGGC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TGTGATAGGGCACTGGCTGATGGAAGGAAGGAGAACAAGGGTTCTGCCCATATGTGC</text:p>
      <text:p text:style-name="Preformatted_20_Text">Masked <text:s text:c="9"/>CATTGTGATAGGGCACTGGCTGATGGAAGGAAGGAGAACAAGGGTTCTGCCCATATG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AGAATTATATTCTGTATGTATTTTGCTTGTTCCTCTCTAATCAGCACAGCTGTCCTG</text:p>
      <text:p text:style-name="Preformatted_20_Text">Masked <text:s text:c="9"/>CATAGAATTATATTCTGTATGTATTTTGCTTGTTCCTCTCTAATCAGCACAGCTGTCCT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GAGTGTTCTCCAACCCTCCTTCTCCTCCACTGTAGCACCAGCTTAAGGGACTTCTAAT</text:p>
      <text:p text:style-name="Preformatted_20_Text">Masked <text:s text:c="9"/>AAGAGTGTTCTCCAACCCTCCTTCTCCTCCACTGTAGCACCAGCTTAAGGGACTTCT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TCACTCCTCTCATGCTGTTATTCTAATCTTGTGTCTCTTTGCATTGCTAGTACAAA</text:p>
      <text:p text:style-name="Preformatted_20_Text">Masked <text:s text:c="9"/>ATGGTCACTCCTCTCATGCTGTTATTCTAATCTTGTGTCTCTTTGCATTGCTAGT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TGCTGTTGTGTAACCCCAAGCAGTAAATTAATCTAGACTGAAAAGCAGCTCCTTTCCC</text:p>
      <text:p text:style-name="Preformatted_20_Text">Masked <text:s text:c="9"/>CATGCTGTTGTGTAACCCCAAGCAGTAAATTAATCTAGACTGAAAAGCAGCTCCTTTCCC</text:p>
      <text:p text:style-name="Preformatted_20_Text"><text:s text:c="16"/>************************************************************</text:p>
      <text:p text:style-name="Preformatted_20_Text"/>
      <text:p text:style-name="Preformatted_20_Text"><text:soft-page-break/>Unmasked <text:s text:c="7"/>ATGCCTCAGTCTTTCTTTCTTTTTCTTTCCTTGAATATCTTCAATCTGCATCTTTTCAAA</text:p>
      <text:p text:style-name="Preformatted_20_Text">Masked <text:s text:c="9"/>ATGCCTCAGTCTTTCTTTCTTTTTCTTTCCTTGAATATCTTCAATCTGCATCTTTT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ATACATGATACAGAACAGTATTCAGCAGCAAACCTGAGGGGATATGGGTGAAGAACTGC</text:p>
      <text:p text:style-name="Preformatted_20_Text">Masked <text:s text:c="9"/>GATACATGATACAGAACAGTATTCAGCAGCAAACCTGAGGGGATATGGGTGAAG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TCTATATTGAAACTTCACCTTTATGAACTGTAACAAAAAATTGTGGAGATCAATATAC</text:p>
      <text:p text:style-name="Preformatted_20_Text">Masked <text:s text:c="9"/>TTTCTATATTGAAACTTCACCTTTATGAACTGTAACAAAAAATTGTGGAGATCAAT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CATCACAGCTTTTTAGTTAAACAGTTTACAAGTGGAATTGTGTGGTATCCTGTGCCTC</text:p>
      <text:p text:style-name="Preformatted_20_Text">Masked <text:s text:c="9"/>AGCATCACAGCTTTTTAGTTAAACAGTTTACAAGTGGAATTGTGTGGTATCCTGTGCC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ATTAACACTGAGAAAGTGTTATTTCTCAGAAGGAACTACTAGCCAAGGTGACTGCACA</text:p>
      <text:p text:style-name="Preformatted_20_Text">Masked <text:s text:c="9"/>GCATTAACACTGAGAAAGTGTTATTTCTCAGAAGGAACTACTAGCCAAGGTGACTGCAC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AACAGCACAAGCTCAGTTTTTCTATTGTGAATTTTCCACTGATGTTGTTAAACTGC</text:p>
      <text:p text:style-name="Preformatted_20_Text">Masked <text:s text:c="9"/>CCATAACAGCACAAGCTCAGTTTTTCTATTGTGAATTTTCCACTGATGTTGTTAAACT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TAGGAGAATTTGCAGAAACTATGCACAGGATGAGTGGCAAACAAATGATGACTTAGA</text:p>
      <text:p text:style-name="Preformatted_20_Text">Masked <text:s text:c="9"/>TTATAGGAGAATTTGCAGAAACTATGCACAGGATGAGTGGCAAACAAATGATGACTTA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GAATGCTGCAAGAAAGCATGCAAGGCTACTTACTGACATCCAAAACTCTGTTTGCC</text:p>
      <text:p text:style-name="Preformatted_20_Text">Masked <text:s text:c="9"/>AATAGAATGCTGCAAGAAAGCATGCAAGGCTACTTACTGACATCCAAAACTCTGTTTG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TAGCAGTAACCTCACACTTCTATCATACATGCTTCCTTCCATAAACCCAAACCCTGA</text:p>
      <text:p text:style-name="Preformatted_20_Text">Masked <text:s text:c="9"/>CAGTAGCAGTAACCTCACACTTCTATCATACATGCTTCCTTCCATAAACCCAAACCCT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CTGGATTGTCATCTTGCTACTTTATAGTTCACACAAACAGGGATCCTAGTCTATTGAC</text:p>
      <text:p text:style-name="Preformatted_20_Text">Masked <text:s text:c="9"/>TCCTGGATTGTCATCTTGCTACTTTATAGTTCACACAAACAGGGATCCTAGTCTATTG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CTTTCTTATAAAACATCTTTAGCTCTGCAAAAAAACAATCTTAACTGTATGTCATGGA</text:p>
      <text:p text:style-name="Preformatted_20_Text">Masked <text:s text:c="9"/>TACTTTCTTATAAAACATCTTTAGCTCTGCAAAAAAACAATCTTAACTGTATGTCATGG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GAATCTTTGCCATGTGACAGGCCTAGCCCCCTTATCCCACCTTTCCCCCTGTGGGAAG</text:p>
      <text:p text:style-name="Preformatted_20_Text">Masked <text:s text:c="9"/>TTGAATCTTTGCCATGTGACAGGCCTAGCCCCCTTATCCCACCTTTCCCCCTGTGGGA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GAAGAGTAGTAAGAAGGAGGCATTGTTGCTCAATTGAGATAGAAAAAAAACTGCTAT</text:p>
      <text:p text:style-name="Preformatted_20_Text">Masked <text:s text:c="9"/>CCAGAAGAGTAGTAAGAAGGAGGCATTGTTGCTCAATTGAGATAGAAAAAAAACTGC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CTAAGAATGATGAAGGAATGTGGGATAGTGCAATATAAAAGGAATAAAGAGTATTAAAT</text:p>
      <text:p text:style-name="Preformatted_20_Text">Masked <text:s text:c="9"/>ACTAAGAATGATGAAGGAATGTGGGATAGTGCAATATAAAAGGAATAAAGAGTATTAA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ACAAATGGGAATGGGAGCAACTCCTAACCTGCTTGGTGATACAGAGATGAAAAGGGA</text:p>
      <text:p text:style-name="Preformatted_20_Text">Masked <text:s text:c="9"/>CAAACAAATGGGAATGGGAGCAACTCCTAACCTGCTTGGTGATACAGAGATGAAAAGGGA</text:p>
      <text:p text:style-name="Preformatted_20_Text"><text:s text:c="16"/>************************************************************</text:p>
      <text:p text:style-name="Preformatted_20_Text"><text:soft-page-break/></text:p>
      <text:p text:style-name="Preformatted_20_Text">Unmasked <text:s text:c="7"/>TGTCCTTACATCTGGAAGGACTGCAGCATTTAGGGAACTGTAGTTCTTTAGCAACTGTCC</text:p>
      <text:p text:style-name="Preformatted_20_Text">Masked <text:s text:c="9"/>TGTCCTTACATCTGGAAGGACTGCAGCATTTAGGGAACTGTAGTTCTTTAGCAACTGTC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ATTGATGGTGATACCTATGGAATGATACCTATGGAAAACCATGACACTGTATCCTGTT</text:p>
      <text:p text:style-name="Preformatted_20_Text">Masked <text:s text:c="9"/>CAATTGATGGTGATACCTATGGAATGATACCTATGGAAAACCATGACACTGTATCCTG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GCTGAGTCACATTTCACTATGCTTCGACCTTGATTCTGCACTCTCAGCTATCACTCAGTC</text:p>
      <text:p text:style-name="Preformatted_20_Text">Masked <text:s text:c="9"/>GCTGAGTCACATTTCACTATGCTTCGACCTTGATNNNNNNNNNNNNNNNNNNNNNNNNNN</text:p>
      <text:p text:style-name="Preformatted_20_Text"><text:s text:c="16"/>********************************** <text:s text:c="25"/></text:p>
      <text:p text:style-name="Preformatted_20_Text"/>
      <text:p text:style-name="Preformatted_20_Text">Unmasked <text:s text:c="7"/>TCTCTGCACTAACTGAGCTCAAAGAACAGGCTGAGAAACAGATATCTGAAAGTCCAACTG</text:p>
      <text:p text:style-name="Preformatted_20_Text">Masked <text:s text:c="9"/>NNNNNNNNNNAACTGAGCTCAAAGAACAGGCTGAGAAACAGATATCTGAAAGTCCAACTG</text:p>
      <text:p text:style-name="Preformatted_20_Text"><text:s text:c="26"/>**************************************************</text:p>
      <text:p text:style-name="Preformatted_20_Text"/>
      <text:p text:style-name="Preformatted_20_Text">Unmasked <text:s text:c="7"/>CAGAGTCCAGCTGCTAGTCAGCTGATGAGTAATAGCTACGTGTTTGAAGGCACTGTTCAG</text:p>
      <text:p text:style-name="Preformatted_20_Text">Masked <text:s text:c="9"/>CAGAGTCCAGCTGCTAGTCAGCTGATGAGTAATAGCTACGTGTTTGAAGGCACTGTTC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CATGTAATAAGCTCACTAATAATTGCTTGTATGGAGGCACATTATTCTGCAGTTTAGAT</text:p>
      <text:p text:style-name="Preformatted_20_Text">Masked <text:s text:c="9"/>CCATGTAATAAGCTCACTAATAATTGCTTGTATGGAGGCACATTATTCTGCAGTTTAG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GAAGAGGTAGCTTCTGAACAGAAACAACTACAGGCAAAGCTGAGTCACTGCTGTGTC</text:p>
      <text:p text:style-name="Preformatted_20_Text">Masked <text:s text:c="9"/>ATGGAAGAGGTAGCTTCTGAACAGAAACAACTACAGGCAAAGCTGAGTCACTGCTGTG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TTTCAAAGTAGTTGATGTAGTTCTAATAGTATACATCTGTTTTTACCAATTACTTGT</text:p>
      <text:p text:style-name="Preformatted_20_Text">Masked <text:s text:c="9"/>TCATTTCAAAGTAGTTGATGTAGTTCTAATAGTATACATCTGTTTTTACCAATTACTT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GTGTTCACATAGTTTATAAACTTGAGAGCAGAGAATCTATAAAGTCATTAAGTGCTAA</text:p>
      <text:p text:style-name="Preformatted_20_Text">Masked <text:s text:c="9"/>ATGTGTTCACATAGTTTATAAACTTGAGAGCAGAGAATCTATAAAGTCATTAAGTGCT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AAGGACAAAATCCATAGAATCATAGAGTCATAGAATCACCAAGGTTGGAAAAGACCTC</text:p>
      <text:p text:style-name="Preformatted_20_Text">Masked <text:s text:c="9"/>TGAAGGACAAAATCCATAGANNNNNNNNNNNNNNNNNNNNNNNNNNNNNNNNNNNNNNNN</text:p>
      <text:p text:style-name="Preformatted_20_Text"><text:s text:c="16"/>******************** <text:s text:c="39"/></text:p>
      <text:p text:style-name="Preformatted_20_Text"/>
      <text:p text:style-name="Preformatted_20_Text">Unmasked <text:s text:c="7"/>CAAGATCATCTAGTCTAACCATCCACTTACCAGCAATATTTTTCTTCTAAAAGTACCTAG</text:p>
      <text:p text:style-name="Preformatted_20_Text">Masked <text:s text:c="9"/>NNNNNNNNNNNNNNNNNNNNNNNNNNNNNNNNNNNATATTTTTCTTCTAAAAGTACCTAG</text:p>
      <text:p text:style-name="Preformatted_20_Text"><text:s text:c="51"/>*************************</text:p>
      <text:p text:style-name="Preformatted_20_Text"/>
      <text:p text:style-name="Preformatted_20_Text">Unmasked <text:s text:c="7"/>CACTTTTCAATTTCCAACATTCACGAGTCAGCTGGAGATACTAACATCAGCATTAGTTTT</text:p>
      <text:p text:style-name="Preformatted_20_Text">Masked <text:s text:c="9"/>CACTTTTCAATTTCCAACATTCACGAGTCAGCTGGAGATACTAACATCAGCATT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CAGGAAGCTTCGCAATGCAAAGGAAAAGAAATTGAAAGGGTTTCCTAAGAGACAGACAAA</text:p>
      <text:p text:style-name="Preformatted_20_Text">Masked <text:s text:c="9"/>CAGGAAGCTTCGCAATGCAAAGGAAAAGAAATTGAAAGGGTTTCCTAAGAGACAGACAA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TATACTCTGGTGCTTGAAGCTGTAAAATTAGTTCCACCTAAAATTAGTTCCTGCTGAG</text:p>
      <text:p text:style-name="Preformatted_20_Text">Masked <text:s text:c="9"/>AATATACTCTGGTGCTTGAAGCTGTAAAATTAGTTCCACCTAAAATTAGTTCCTGCTGAG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TTTCTCAACCATTGAGAAGTTTGTTATTAAAAGATTAAGGATGTCGTTGAAATTTT</text:p>
      <text:p text:style-name="Preformatted_20_Text">Masked <text:s text:c="9"/>TGCATTTCTCAACCATTGAGAAGTTTGTTATTAAAAGATTAAGGATGTCGTTGAAATTTT</text:p>
      <text:p text:style-name="Preformatted_20_Text"><text:soft-page-break/><text:s text:c="16"/>************************************************************</text:p>
      <text:p text:style-name="Preformatted_20_Text"/>
      <text:p text:style-name="Preformatted_20_Text">Unmasked <text:s text:c="7"/>TGTAAATACTCCCCACATCAAAGTACTGTACTAGTGAAAAAAGAAGAGATATTATAGATA</text:p>
      <text:p text:style-name="Preformatted_20_Text">Masked <text:s text:c="9"/>TGTAAATACTCCCCACATCAAAGTACTGTACTAGTGAAAAAAGAAGAGATATTATAGATA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AGAGATTGGTGTTACATGGTATCTCTCTCAAGTGAACATGGTGTTCGGTGAGCTCTAC</text:p>
      <text:p text:style-name="Preformatted_20_Text">Masked <text:s text:c="9"/>TCAGAGATTGGTGTTACATGGTATCTCTCTCAAGTGAACATGGTGTTCGGTGAGCTC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GTGTAGTTCTTGCTGGAGTTCTTGTTTCTTTGGGTTATTCCTACCATATAAGCAGAAGT</text:p>
      <text:p text:style-name="Preformatted_20_Text">Masked <text:s text:c="9"/>AGTGTAGTTCTTGCTGGAGTTCTTGTTTCTTTGGGTTATTCCTACCATATAAGCAGAAG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AGGAGCTTAAAACTGGAAGTAATAGTTTTTCCTTCTGTATCCAGGTTGACAGTGAATC</text:p>
      <text:p text:style-name="Preformatted_20_Text">Masked <text:s text:c="9"/>AAAGGAGCTTAAAACTGGAAGTAATAGTTTTTCCTTCTGTATCCAGGTTGACAGTGAAT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ACAGGATTTCAATCTATTTCTTGAAACCTGTGGATGATACACCAACCAAAAAAAAATAC</text:p>
      <text:p text:style-name="Preformatted_20_Text">Masked <text:s text:c="9"/>AACAGGATTTCAATCTATTTCTTGAAACCTGTGGATGATACACCAACCAAAAAAAAATA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CTTTTTAGCCATGTGACTGCCTTGGAAAGGTGATTTGACAAAATAGGCCAAGGTTTCAT</text:p>
      <text:p text:style-name="Preformatted_20_Text">Masked <text:s text:c="9"/>TCTTTTTAGCCATGTGACTGCCTTGGAAAGGTGATTTGACAAAATAGGCCAAGGTTTC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GCAACATAAATAACATTCCTATTATATCATTCAGGTTGAACTGCAAAGCACCGAGTTTT</text:p>
      <text:p text:style-name="Preformatted_20_Text">Masked <text:s text:c="9"/>TGCAACATAAATAACATTCCTATTATATCATTCAGGTTGAACTGCAAAGCACCGAGTTT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TAATTTGTCCTTTCTCCTGTCATGTTTTAGAATACAACAACAGTTGTAACATAGCATAT</text:p>
      <text:p text:style-name="Preformatted_20_Text">Masked <text:s text:c="9"/>TTAATTTGTCCTTTCTCCTGTCATGTTTTAGAATACAACAACAGTTGTAACATAGCATAT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ATTAAAAGGTTAACATCCTAGACCATGAGAAGAGACTCTGAAATTGTTAATGGTTCCAGC</text:p>
      <text:p text:style-name="Preformatted_20_Text">Masked <text:s text:c="9"/>ATTAAAAGGTTAACATCCTAGACCATGAGAAGAGACTCTGAAATTGTTAATGGTTCCAGC</text:p>
      <text:p text:style-name="Preformatted_20_Text"><text:s text:c="16"/>************************************************************</text:p>
      <text:p text:style-name="Preformatted_20_Text"/>
      <text:p text:style-name="Preformatted_20_Text">Unmasked <text:s text:c="7"/>TAGTGTGTAGTCTTGTGCCTGGAAAGGAATAACTGCAAGTATCAGTACTGGCTGGGACAT</text:p>
      <text:p text:style-name="Preformatted_20_Text">Masked <text:s text:c="9"/>TNNNNNNNNNNNNNNNNNNNNNNNNNNNNNNNNNNNNNNNNNNNNNNNNNNNNNNNNNNN</text:p>
      <text:p text:style-name="Preformatted_20_Text"><text:s text:c="16"/>* <text:s text:c="58"/></text:p>
      <text:p text:style-name="Preformatted_20_Text"/>
      <text:p text:style-name="Preformatted_20_Text">Unmasked <text:s text:c="7"/>GATCTGCTGGAGAGGAGCTCTGAGGGAAGGACCTGGAGGTCCTGGTGAACAGCAGGTT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ATGAGCCATCAGTATGCTCTGGTGGCCAAGAAGGCCAATGGGATCCTGGGGTGCTTA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GCAGGGAGCATGGCCAGCCAGTCAAGGGAGGCGATTCTCCCCCTCTACTCTGCCCTGGT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AGGCCTAACTTGAAGTACTGTAACCAATTCTGGGCTCCTCAGTACAAAAATGACAGGGA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TCTCCTGGAGAGAGTCCAGTGGAGGGCTGCAAAGATGATGAAGGGCCTGGAGCATCTCCT</text:p>
      <text:p text:style-name="Preformatted_20_Text"><text:soft-page-break/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CTGTGAGGAAAGGCTGAGCAACCTGGGTCTGTTCAGCCTTGAGAAAATAGGACTGAGAGG</text:p>
      <text:p text:style-name="Preformatted_20_Text">Masked <text:s text:c="9"/>NNNNNNNNNNNNNNNNNNNNNNNNNNNNNNNNNNNNNNNNNNNNNNNNNNNNNNNNNNNN</text:p>
      <text:p text:style-name="Preformatted_20_Text"><text:s text:c="76"/></text:p>
      <text:p text:style-name="Preformatted_20_Text"/>
      <text:p text:style-name="Preformatted_20_Text">Unmasked <text:s text:c="7"/>GGATCTTGTTTATGTTTGTAAGTATCTTAAGTGAGGGGAGTCAAAGGTACATGGCCAACC</text:p>
      <text:p text:style-name="Preformatted_20_Text">Masked <text:s text:c="9"/>NNNNNNNNNNNNNNNNNNNNNNNNNNNNNNNNNNNNGGAGTCAAAGGTACATGGCCAACC</text:p>
      <text:p text:style-name="Preformatted_20_Text"><text:s text:c="52"/>************************</text:p>
      <text:p text:style-name="Preformatted_20_Text"/>
      <text:p text:style-name="Preformatted_20_Text">Unmasked <text:s text:c="7"/>TCTTTTCAGCGGTCTG</text:p>
      <text:p text:style-name="Preformatted_20_Text">Masked <text:s text:c="9"/>TCTTTTCAGCGGTCTG</text:p>
      <text:p text:style-name="P1"><text:s text:c="16"/>****************</text:p>
      <text:p text:style-name="Horizontal_20_Line"><text:bookmark text:name="clustalw.dnd"/></text:p>
      <text:p text:style-name="Preformatted_20_Text"><text:a xlink:type="simple" xlink:href="https://www.genome.jp/tools-bin/pushfile?220406164856CBOBk+clustalw.dnd" text:style-name="Internet_20_link" text:visited-style-name="Visited_20_Internet_20_Link">clustalw.dnd</text:a></text:p>
      <text:p text:style-name="Preformatted_20_Text"/>
      <text:p text:style-name="P1">(Unmasked:0.077536,Masked:0.077536);</text:p>
      <text:p text:style-name="P2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4-06T13:20:40.401890513</meta:creation-date>
    <dc:date>2022-04-06T14:59:31.563965673</dc:date>
    <meta:editing-duration>PT1H38M50S</meta:editing-duration>
    <meta:editing-cycles>3</meta:editing-cycles>
    <meta:generator>LibreOffice/5.1.6.2$Linux_X86_64 LibreOffice_project/10m0$Build-2</meta:generator>
    <meta:document-statistic meta:table-count="0" meta:image-count="0" meta:object-count="0" meta:page-count="33" meta:paragraph-count="1419" meta:word-count="2352" meta:character-count="106710" meta:non-whitespace-character-count="86468"/>
  </office:meta>
</office:document-meta>
</file>